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91.3pt"/>
    </style:style>
    <style:style style:name="co16" style:family="table-column">
      <style:table-column-properties fo:break-before="auto" style:column-width="95.16pt"/>
    </style:style>
    <style:style style:name="co17" style:family="table-column">
      <style:table-column-properties fo:break-before="auto" style:column-width="105.19pt"/>
    </style:style>
    <style:style style:name="co18" style:family="table-column">
      <style:table-column-properties fo:break-before="auto" style:column-width="111.4pt"/>
    </style:style>
    <style:style style:name="co19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8019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/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 style:data-style-name="N0"/>
    <style:style style:name="ce9" style:family="table-cell" style:parent-style-name="Default">
      <style:text-properties fo:color="#009900"/>
    </style:style>
    <style:style style:name="ce10" style:family="table-cell" style:parent-style-name="Default">
      <style:text-properties fo:color="#006600"/>
    </style:style>
    <style:style style:name="ce11" style:family="table-cell" style:parent-style-name="Default" style:data-style-name="N6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fo:color="#cc0000" fo:font-weight="bold" style:font-weight-asian="bold" style:font-weight-complex="bold"/>
    </style:style>
    <style:style style:name="ce16" style:family="table-cell" style:parent-style-name="Default">
      <style:text-properties fo:color="#007826" fo:font-weight="bold" style:font-weight-asian="bold" style:font-weight-complex="bold"/>
    </style:style>
    <style:style style:name="ce17" style:family="table-cell" style:parent-style-name="Default">
      <style:text-properties fo:color="#990000" fo:font-weight="bold" style:font-weight-asian="bold" style:font-weight-complex="bold"/>
    </style:style>
    <style:style style:name="ce18" style:family="table-cell" style:parent-style-name="Default">
      <style:text-properties fo:color="#007826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fo:color="#800000" style:font-name="Liberation Sans" fo:font-style="normal" style:text-underline-style="none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ce20" style:family="table-cell" style:parent-style-name="Default">
      <style:text-properties fo:color="#006600" fo:font-weight="bold" style:font-weight-asian="bold" style:font-weight-complex="bold"/>
    </style:style>
    <style:style style:name="ce21" style:family="table-cell" style:parent-style-name="Default">
      <style:text-properties fo:color="#009933" fo:font-weight="bold" style:font-weight-asian="bold" style:font-weight-complex="bold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ext-properties fo:color="#800000"/>
    </style:style>
    <style:style style:name="ce30" style:family="table-cell" style:parent-style-name="Default">
      <style:text-properties fo:color="#007826" style:font-name="Liberation Sans" style:font-name-asian="Noto Sans CJK SC Regular" style:font-name-complex="FreeSans"/>
    </style:style>
    <style:style style:name="ce31" style:family="table-cell" style:parent-style-name="Default" style:data-style-name="N61">
      <style:text-properties fo:color="#009933"/>
    </style:style>
    <style:style style:name="ce32" style:family="table-cell" style:parent-style-name="Default">
      <style:text-properties fo:color="#990000" fo:font-weight="normal" style:font-weight-asian="normal" style:font-weight-complex="normal"/>
    </style:style>
    <style:style style:name="ce33" style:family="table-cell" style:parent-style-name="Default"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color="#800000" fo:font-weight="normal" style:font-weight-asian="normal" style:font-weight-complex="normal"/>
    </style:style>
    <style:style style:name="ce36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37" style:family="table-cell" style:parent-style-name="Default" style:data-style-name="N61">
      <style:text-properties fo:color="#009933" fo:font-weight="normal" style:font-weight-asian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2"/>
    <style:style style:name="ce40" style:family="table-cell" style:parent-style-name="Default" style:data-style-name="N61">
      <style:text-properties fo:color="#000000" style:font-name="Liberation Sans" style:font-name-asian="Noto Sans CJK SC Regular" style:font-name-complex="FreeSans"/>
    </style:style>
    <style:style style:name="ce41" style:family="table-cell" style:parent-style-name="Default" style:data-style-name="N61">
      <style:table-cell-properties fo:background-color="transparent"/>
    </style:style>
    <style:style style:name="ce42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ext-properties fo:color="#990000" style:font-name="Liberation Sans" style:font-name-asian="Noto Sans CJK SC Regular" style:font-name-complex="FreeSans"/>
    </style:style>
    <style:style style:name="ce45" style:family="table-cell" style:parent-style-name="Default" style:data-style-name="N61">
      <style:text-properties fo:color="#cc0000" fo:font-weight="normal" style:font-weight-asian="normal" style:font-weight-complex="normal"/>
    </style:style>
    <style:style style:name="ce46" style:family="table-cell" style:parent-style-name="Default" style:data-style-name="N61">
      <style:text-properties style:use-window-font-color="true" style:font-name="Liberation Sans" style:font-name-asian="Noto Sans CJK SC Regular" style:font-name-complex="FreeSans"/>
    </style:style>
    <style:style style:name="ce47" style:family="table-cell" style:parent-style-name="Default" style:data-style-name="N61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8" style:family="table-cell" style:parent-style-name="Default" style:data-style-name="N61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9" style:family="table-cell" style:parent-style-name="Default" style:data-style-name="N61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0" style:family="table-cell" style:parent-style-name="Default" style:data-style-name="N61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im 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8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art No1</text:p>
          </table:table-cell>
          <table:table-cell table:number-columns-repeated="2"/>
          <table:table-cell office:value-type="string" calcext:value-type="string">
            <text:p>art No1</text:p>
          </table:table-cell>
          <table:table-cell/>
          <table:table-cell office:value-type="string" calcext:value-type="string">
            <text:p>Re=u_max*d/v_water</text:p>
          </table:table-cell>
          <table:table-cell table:style-name="ce22"/>
          <table:table-cell table:style-name="ce13"/>
          <table:table-cell table:number-columns-repeated="5"/>
          <table:table-cell office:value-type="string" calcext:value-type="string">
            <text:p>rho* match</text:p>
          </table:table-cell>
          <table:table-cell office:value-type="string" calcext:value-type="string">
            <text:p>rho* match HQ*5</text:p>
          </table:table-cell>
          <table:table-cell office:value-type="string" calcext:value-type="string">
            <text:p>dyn visc match</text:p>
          </table:table-cell>
          <table:table-cell office:value-type="string" calcext:value-type="string">
            <text:p>dyn visc match <text:s/>HQ*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  <table:table-cell office:value-type="string" calcext:value-type="string">
            <text:p>lb_units</text:p>
          </table:table-cell>
          <table:table-cell office:value-type="string" calcext:value-type="string">
            <text:p>Poiseuille benchmark</text:p>
          </table:table-cell>
          <table:table-cell table:number-columns-repeated="2"/>
          <table:table-cell office:value-type="string" calcext:value-type="string">
            <text:p>SHS benchmark – fig 6</text:p>
          </table:table-cell>
          <table:table-cell/>
          <table:table-cell table:style-name="ce13" office:value-type="string" calcext:value-type="string">
            <text:p>Rothstein experiment [SI]</text:p>
          </table:table-cell>
          <table:table-cell table:style-name="ce22"/>
          <table:table-cell table:style-name="ce13"/>
          <table:table-cell/>
          <table:table-cell office:value-type="string" calcext:value-type="string">
            <text:p>Rothstein – nie wybucha</text:p>
          </table:table-cell>
          <table:table-cell/>
          <table:table-cell table:style-name="ce13" office:value-type="string" calcext:value-type="string">
            <text:p>Rothstein – ok</text:p>
          </table:table-cell>
          <table:table-cell table:number-columns-repeated="5" table:style-name="ce13" office:value-type="string" calcext:value-type="string">
            <text:p>Rothstein – okragle</text:p>
          </table:table-cell>
          <table:table-cell/>
          <table:table-cell table:style-name="ce43"/>
          <table:table-cell table:style-name="ce43" office:value-type="string" calcext:value-type="string">
            <text:p>test</text:p>
          </table:table-cell>
          <table:table-cell table:style-name="ce43"/>
          <table:table-cell table:style-name="ce13" office:value-type="string" calcext:value-type="string">
            <text:p>Trentino_Rothste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9"/>
          <table:table-cell table:style-name="ce13"/>
          <table:table-cell table:style-name="ce22"/>
          <table:table-cell table:style-name="ce13"/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p 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ce1" office:value-type="string" calcext:value-type="string">
            <text:p>dp 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office:value-type="string" calcext:value-type="string">
            <text:p>dp [Pa]</text:p>
          </table:table-cell>
          <table:table-cell table:style-name="ce23" table:formula="of:=12*['sim numbers'.L15]*['sim numbers'.L18]*['sim numbers'.L8]*['sim numbers'.L9]/(['sim numbers'.L17]*['sim numbers'.L17])" office:value-type="float" office:value="553.63321799308" calcext:value-type="float">
            <text:p>553.6332179931</text:p>
          </table:table-cell>
          <table:table-cell table:style-name="ce13"/>
          <table:table-cell table:style-name="ce29" office:value-type="string" calcext:value-type="string">
            <text:p>dp </text:p>
          </table:table-cell>
          <table:table-cell table:formula="of:=12*['sim numbers'.O15]*['sim numbers'.O18]*['sim numbers'.O8]*['sim numbers'.O9]/(['sim numbers'.O17]*['sim numbers'.O17])" office:value-type="float" office:value="0.000799993404922149" calcext:value-type="float">
            <text:p>0.0007999934</text:p>
          </table:table-cell>
          <table:table-cell table:style-name="ce29" office:value-type="string" calcext:value-type="string">
            <text:p>dp </text:p>
          </table:table-cell>
          <table:table-cell table:style-name="ce39" table:formula="of:=12*['sim numbers'.Q15]*['sim numbers'.Q18]*['sim numbers'.Q8]*['sim numbers'.Q9]/(['sim numbers'.Q17]*['sim numbers'.Q17])" office:value-type="float" office:value="0.00000416853246488907" calcext:value-type="float">
            <text:p>0.0000042</text:p>
          </table:table-cell>
          <table:table-cell table:style-name="ce39" table:formula="of:=12*['sim numbers'.R15]*['sim numbers'.R18]*['sim numbers'.R8]*['sim numbers'.R9]/(['sim numbers'.R17]*['sim numbers'.R17])" office:value-type="float" office:value="0.00000195399959291675" calcext:value-type="float">
            <text:p>0.0000020</text:p>
          </table:table-cell>
          <table:table-cell table:style-name="ce39" table:formula="of:=12*['sim numbers'.S15]*['sim numbers'.S18]*['sim numbers'.S8]*['sim numbers'.S9]/(['sim numbers'.S17]*['sim numbers'.S17])" office:value-type="float" office:value="0.00000195399959291675" calcext:value-type="float">
            <text:p>0.0000020</text:p>
          </table:table-cell>
          <table:table-cell table:style-name="ce39" table:formula="of:=12*['sim numbers'.T15]*['sim numbers'.T18]*['sim numbers'.T8]*['sim numbers'.T9]/(['sim numbers'.T17]*['sim numbers'.T17])" office:value-type="float" office:value="0.000000781599837166701" calcext:value-type="float">
            <text:p>0.0000008</text:p>
          </table:table-cell>
          <table:table-cell table:style-name="ce39" table:formula="of:=12*['sim numbers'.U15]*['sim numbers'.U18]*['sim numbers'.U8]*['sim numbers'.U9]/(['sim numbers'.U17]*['sim numbers'.U17])" office:value-type="float" office:value="0.0000195399959291675" calcext:value-type="float">
            <text:p>0.0000195</text:p>
          </table:table-cell>
          <table:table-cell table:style-name="ce39" table:formula="of:=12*['sim numbers'.V15]*['sim numbers'.V18]*['sim numbers'.V8]*['sim numbers'.V9]/(['sim numbers'.V17]*['sim numbers'.V17])" office:value-type="float" office:value="0.000000781599837166701" calcext:value-type="float">
            <text:p>0.0000008</text:p>
          </table:table-cell>
          <table:table-cell/>
          <table:table-cell table:style-name="ce29" office:value-type="string" calcext:value-type="string">
            <text:p>dp </text:p>
          </table:table-cell>
          <table:table-cell table:style-name="ce39" table:formula="of:=12*['sim numbers'.Y15]*['sim numbers'.Y18]*['sim numbers'.Y8]*['sim numbers'.Y9]/(['sim numbers'.Y17]*['sim numbers'.Y17])" office:value-type="float" office:value="0.000125998062283737" calcext:value-type="float">
            <text:p>0.0001260</text:p>
          </table:table-cell>
          <table:table-cell table:style-name="ce29" office:value-type="string" calcext:value-type="string">
            <text:p>dp </text:p>
          </table:table-cell>
          <table:table-cell table:style-name="ce39" table:formula="of:=12*['sim numbers'.AA15]*['sim numbers'.AA18]*['sim numbers'.AA8]*['sim numbers'.AA9]/(['sim numbers'.AA17]*['sim numbers'.AA17])" office:value-type="float" office:value="0.013339303887645" calcext:value-type="float">
            <text:p>0.0133393</text:p>
          </table:table-cell>
          <table:table-cell table:style-name="ce3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radius</text:p>
          </table:table-cell>
          <table:table-cell table:style-name="ce6" office:value-type="string" calcext:value-type="string">
            <text:p>R</text:p>
          </table:table-cell>
          <table:table-cell table:formula="of:=['sim numbers'.F17]/2" office:value-type="float" office:value="5.5" calcext:value-type="float">
            <text:p>5.5</text:p>
          </table:table-cell>
          <table:table-cell/>
          <table:table-cell table:style-name="ce6" office:value-type="string" calcext:value-type="string">
            <text:p>R</text:p>
          </table:table-cell>
          <table:table-cell table:formula="of:=['sim numbers'.I17]/2" office:value-type="float" office:value="4.5" calcext:value-type="float">
            <text:p>4.5</text:p>
          </table:table-cell>
          <table:table-cell/>
          <table:table-cell table:style-name="ce15"/>
          <table:table-cell table:style-name="ce22"/>
          <table:table-cell table:style-name="ce13"/>
          <table:table-cell table:style-name="ce6"/>
          <table:table-cell/>
          <table:table-cell table:style-name="ce6"/>
          <table:table-cell table:style-name="ce39" table:number-columns-repeated="6"/>
          <table:table-cell/>
          <table:table-cell table:style-name="ce6"/>
          <table:table-cell table:style-name="ce39"/>
          <table:table-cell table:style-name="ce6"/>
          <table:table-cell table:style-name="ce39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9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6" office:value-type="string" calcext:value-type="string">
            <text:p>rho_air [kg/m3]</text:p>
          </table:table-cell>
          <table:table-cell table:style-name="ce22" office:value-type="float" office:value="1.22" calcext:value-type="float">
            <text:p>1.22</text:p>
          </table:table-cell>
          <table:table-cell table:style-name="ce13"/>
          <table:table-cell table:style-name="ce1" office:value-type="string" calcext:value-type="string">
            <text:p>rho_air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rho_air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5" office:value-type="float" office:value="0.000122" calcext:value-type="float">
            <text:p>1.22E-04</text:p>
          </table:table-cell>
          <table:table-cell table:style-name="ce5" office:value-type="float" office:value="0.00122" calcext:value-type="float">
            <text:p>1.22E-03</text:p>
          </table:table-cell>
          <table:table-cell table:number-columns-repeated="2" table:style-name="ce5" office:value-type="float" office:value="0.01831" calcext:value-type="float">
            <text:p>1.83E-02</text:p>
          </table:table-cell>
          <table:table-cell/>
          <table:table-cell table:style-name="ce1" office:value-type="string" calcext:value-type="string">
            <text:p>rho_air</text:p>
          </table:table-cell>
          <table:table-cell table:style-name="ce5" office:value-type="float" office:value="1" calcext:value-type="float">
            <text:p>1.00E+00</text:p>
          </table:table-cell>
          <table:table-cell table:style-name="ce1" office:value-type="string" calcext:value-type="string">
            <text:p>rho_air</text:p>
          </table:table-cell>
          <table:table-cell table:style-name="ce5" table:formula="of:=['sim numbers'.AA8]/['sim numbers'.$L$31]" office:value-type="float" office:value="0.0122" calcext:value-type="float">
            <text:p>1.22E-02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ho_water [kg/m3]</text:p>
          </table:table-cell>
          <table:table-cell table:style-name="ce22" office:value-type="float" office:value="1000" calcext:value-type="float">
            <text:p>1000</text:p>
          </table:table-cell>
          <table:table-cell table:style-name="ce13"/>
          <table:table-cell table:style-name="ce1" office:value-type="string" calcext:value-type="string">
            <text:p>rho_wa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ho_water</text:p>
          </table:table-cell>
          <table:table-cell table:number-columns-repeated="3" table:style-name="ce5" office:value-type="float" office:value="0.1" calcext:value-type="float">
            <text:p>1.00E-01</text:p>
          </table:table-cell>
          <table:table-cell table:number-columns-repeated="3" table:style-name="ce5" office:value-type="float" office:value="1" calcext:value-type="float">
            <text:p>1.00E+00</text:p>
          </table:table-cell>
          <table:table-cell/>
          <table:table-cell table:style-name="ce1" office:value-type="string" calcext:value-type="string">
            <text:p>rho_water</text:p>
          </table:table-cell>
          <table:table-cell table:style-name="ce42" office:value-type="float" office:value="1" calcext:value-type="float">
            <text:p>1.00E+00</text:p>
          </table:table-cell>
          <table:table-cell table:style-name="ce1" office:value-type="string" calcext:value-type="string">
            <text:p>rho_water</text:p>
          </table:table-cell>
          <table:table-cell table:style-name="ce5" office:value-type="float" office:value="10" calcext:value-type="float">
            <text:p>1.0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nel length</text:p>
          </table:table-cell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L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6" office:value-type="string" calcext:value-type="string">
            <text:p>L [m]</text:p>
          </table:table-cell>
          <table:table-cell table:style-name="ce22" office:value-type="float" office:value="0.05" calcext:value-type="float">
            <text:p>0.05</text:p>
          </table:table-cell>
          <table:table-cell table:style-name="ce13"/>
          <table:table-cell table:style-name="ce1" office:value-type="string" calcext:value-type="string">
            <text:p>L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number-columns-repeated="2"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 table:style-name="ce5" office:value-type="float" office:value="60" calcext:value-type="float">
            <text:p>6.00E+01</text:p>
          </table:table-cell>
          <table:table-cell table:style-name="ce5" office:value-type="float" office:value="300" calcext:value-type="float">
            <text:p>3.00E+02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5" office:value-type="float" office:value="128" calcext:value-type="float">
            <text:p>1.28E+02</text:p>
          </table:table-cell>
          <table:table-cell table:style-name="ce1" office:value-type="string" calcext:value-type="string">
            <text:p>L</text:p>
          </table:table-cell>
          <table:table-cell table:style-name="ce5" office:value-type="float" office:value="1024" calcext:value-type="float">
            <text:p>1.02E+03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mu</text:p>
          </table:table-cell>
          <table:table-cell table:formula="of:=['sim numbers'.F18]*['sim numbers'.F8]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mu</text:p>
          </table:table-cell>
          <table:table-cell table:formula="of:=['sim numbers'.I18]*['sim numbers'.I8]" office:value-type="float" office:value="0.166666666666667" calcext:value-type="float">
            <text:p>0.1666666667</text:p>
          </table:table-cell>
          <table:table-cell/>
          <table:table-cell table:style-name="ce13"/>
          <table:table-cell table:style-name="ce23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/>
          <table:table-cell/>
          <table:table-cell table:style-name="ce5"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tau_wa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tau_wate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water</text:p>
          </table:table-cell>
          <table:table-cell table:formula="of:=3*['sim numbers'.O18]+0.5" office:value-type="float" office:value="0.999998" calcext:value-type="float">
            <text:p>0.999998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'sim numbers'.Q18]+0.5" office:value-type="float" office:value="2" calcext:value-type="float">
            <text:p>2.00E+00</text:p>
          </table:table-cell>
          <table:table-cell table:style-name="ce5" table:formula="of:=3*['sim numbers'.R18]+0.5" office:value-type="float" office:value="2" calcext:value-type="float">
            <text:p>2.00E+00</text:p>
          </table:table-cell>
          <table:table-cell table:style-name="ce5" table:formula="of:=3*['sim numbers'.S18]+0.5" office:value-type="float" office:value="2" calcext:value-type="float">
            <text:p>2.00E+00</text:p>
          </table:table-cell>
          <table:table-cell table:style-name="ce5" table:formula="of:=3*['sim numbers'.T18]+0.5" office:value-type="float" office:value="2" calcext:value-type="float">
            <text:p>2.00E+00</text:p>
          </table:table-cell>
          <table:table-cell table:style-name="ce5" table:formula="of:=3*['sim numbers'.U18]+0.5" office:value-type="float" office:value="2" calcext:value-type="float">
            <text:p>2.00E+00</text:p>
          </table:table-cell>
          <table:table-cell table:style-name="ce5" table:formula="of:=3*['sim numbers'.V18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water</text:p>
          </table:table-cell>
          <table:table-cell table:style-name="ce5" table:formula="of:=3*['sim numbers'.Y18]+0.5" office:value-type="float" office:value="3.5" calcext:value-type="float">
            <text:p>3.50E+00</text:p>
          </table:table-cell>
          <table:table-cell table:style-name="ce7" office:value-type="string" calcext:value-type="string">
            <text:p>tau_water</text:p>
          </table:table-cell>
          <table:table-cell table:style-name="ce5" table:formula="of:=3*['sim numbers'.AA18]+0.5" office:value-type="float" office:value="3.5" calcext:value-type="float">
            <text:p>3.50E+00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tau_air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tau_air</text:p>
          </table:table-cell>
          <table:table-cell table:style-name="ce22" office:value-type="string" calcext:value-type="string">
            <text:p>-</text:p>
          </table:table-cell>
          <table:table-cell table:style-name="ce13"/>
          <table:table-cell table:style-name="ce7" office:value-type="string" calcext:value-type="string">
            <text:p>tau_air</text:p>
          </table:table-cell>
          <table:table-cell table:formula="of:=3*['sim numbers'.O19]+0.5" office:value-type="float" office:value="1.25" calcext:value-type="float">
            <text:p>1.25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'sim numbers'.Q19]+0.5" office:value-type="float" office:value="2" calcext:value-type="float">
            <text:p>2.00E+00</text:p>
          </table:table-cell>
          <table:table-cell table:style-name="ce5" table:formula="of:=3*['sim numbers'.R19]+0.5" office:value-type="float" office:value="2" calcext:value-type="float">
            <text:p>2.00E+00</text:p>
          </table:table-cell>
          <table:table-cell table:style-name="ce5" table:formula="of:=3*['sim numbers'.S19]+0.5" office:value-type="float" office:value="2" calcext:value-type="float">
            <text:p>2.00E+00</text:p>
          </table:table-cell>
          <table:table-cell table:style-name="ce5" table:formula="of:=3*['sim numbers'.T19]+0.5" office:value-type="float" office:value="2" calcext:value-type="float">
            <text:p>2.00E+00</text:p>
          </table:table-cell>
          <table:table-cell table:style-name="ce5" table:formula="of:=3*['sim numbers'.U19]+0.5" office:value-type="float" office:value="2" calcext:value-type="float">
            <text:p>2.00E+00</text:p>
          </table:table-cell>
          <table:table-cell table:style-name="ce5" table:formula="of:=3*['sim numbers'.V19]+0.5" office:value-type="float" office:value="2" calcext:value-type="float">
            <text:p>2.00E+00</text:p>
          </table:table-cell>
          <table:table-cell/>
          <table:table-cell table:style-name="ce7" office:value-type="string" calcext:value-type="string">
            <text:p>tau_air</text:p>
          </table:table-cell>
          <table:table-cell table:style-name="ce5" table:formula="of:=3*['sim numbers'.Y19]+0.5" office:value-type="float" office:value="3.5" calcext:value-type="float">
            <text:p>3.50E+00</text:p>
          </table:table-cell>
          <table:table-cell table:style-name="ce7" office:value-type="string" calcext:value-type="string">
            <text:p>tau_air</text:p>
          </table:table-cell>
          <table:table-cell table:style-name="ce5" table:formula="of:=3*['sim numbers'.AA19]+0.5" office:value-type="float" office:value="45.5" calcext:value-type="float">
            <text:p>4.55E+01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2"/>
          <table:table-cell table:style-name="ce15" office:value-type="string" calcext:value-type="string">
            <text:p>dyn visc water</text:p>
          </table:table-cell>
          <table:table-cell table:style-name="ce22" table:formula="of:=[.L18]*[.L8]" office:value-type="float" office:value="0.001" calcext:value-type="float">
            <text:p>0.001</text:p>
          </table:table-cell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/>
          <table:table-cell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(const) inlet profile</text:p>
          </table:table-cell>
          <table:table-cell table:style-name="ce7" office:value-type="string" calcext:value-type="string">
            <text:p>u_avg</text:p>
          </table:table-cell>
          <table:table-cell table:formula="of:=['sim numbers'.F16]*2/3" office:value-type="float" office:value="0.06664453125" calcext:value-type="float">
            <text:p>0.0666445313</text:p>
          </table:table-cell>
          <table:table-cell/>
          <table:table-cell table:style-name="ce7" office:value-type="string" calcext:value-type="string">
            <text:p>u_avg</text:p>
          </table:table-cell>
          <table:table-cell table:formula="of:=['sim numbers'.I16]*2/3" office:value-type="float" office:value="0.031640625" calcext:value-type="float">
            <text:p>0.031640625</text:p>
          </table:table-cell>
          <table:table-cell/>
          <table:table-cell table:style-name="ce17" office:value-type="string" calcext:value-type="string">
            <text:p>u_avg</text:p>
          </table:table-cell>
          <table:table-cell table:style-name="ce23" table:formula="of:=['sim numbers'.L16]*2/3" office:value-type="float" office:value="0.00666666666666667" calcext:value-type="float">
            <text:p>0.0066666667</text:p>
          </table:table-cell>
          <table:table-cell table:style-name="ce13"/>
          <table:table-cell table:style-name="ce7" office:value-type="string" calcext:value-type="string">
            <text:p>u_avg</text:p>
          </table:table-cell>
          <table:table-cell table:formula="of:=['sim numbers'.O16]*2/3" office:value-type="float" office:value="0.00316404907214815" calcext:value-type="float">
            <text:p>0.0031640491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'sim numbers'.Q16]*2/3" office:value-type="float" office:value="0.000392156862745098" calcext:value-type="float">
            <text:p>3.92E-04</text:p>
          </table:table-cell>
          <table:table-cell table:style-name="ce5" table:formula="of:=['sim numbers'.R16]*2/3" office:value-type="float" office:value="0.000392156862745098" calcext:value-type="float">
            <text:p>3.92E-04</text:p>
          </table:table-cell>
          <table:table-cell table:style-name="ce5" table:formula="of:=['sim numbers'.S16]*2/3" office:value-type="float" office:value="0.000392156862745098" calcext:value-type="float">
            <text:p>3.92E-04</text:p>
          </table:table-cell>
          <table:table-cell table:style-name="ce5" table:formula="of:=['sim numbers'.T16]*2/3" office:value-type="float" office:value="0.0000784313725490196" calcext:value-type="float">
            <text:p>7.84E-05</text:p>
          </table:table-cell>
          <table:table-cell table:style-name="ce5" table:formula="of:=['sim numbers'.U16]*2/3" office:value-type="float" office:value="0.000392156862745098" calcext:value-type="float">
            <text:p>3.92E-04</text:p>
          </table:table-cell>
          <table:table-cell table:style-name="ce5" table:formula="of:=['sim numbers'.V16]*2/3" office:value-type="float" office:value="0.0000784313725490196" calcext:value-type="float">
            <text:p>7.84E-05</text:p>
          </table:table-cell>
          <table:table-cell/>
          <table:table-cell table:style-name="ce7" office:value-type="string" calcext:value-type="string">
            <text:p>u_avg</text:p>
          </table:table-cell>
          <table:table-cell table:style-name="ce5" table:formula="of:=['sim numbers'.Y16]*2/3" office:value-type="float" office:value="0.000592666666666667" calcext:value-type="float">
            <text:p>5.93E-04</text:p>
          </table:table-cell>
          <table:table-cell table:style-name="ce7" office:value-type="string" calcext:value-type="string">
            <text:p>u_avg</text:p>
          </table:table-cell>
          <table:table-cell table:style-name="ce5" table:formula="of:=['sim numbers'.AA16]*2/3" office:value-type="float" office:value="0.000784313725490196" calcext:value-type="float">
            <text:p>7.84E-04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iseuille profile </text:p>
          </table:table-cell>
          <table:table-cell table:style-name="ce6" office:value-type="string" calcext:value-type="string">
            <text:p>u_max</text:p>
          </table:table-cell>
          <table:table-cell table:formula="of:=['sim numbers'.F5]*['sim numbers'.F6]*['sim numbers'.F6]/(2*['sim numbers'.F10]*['sim numbers'.F9])" office:value-type="float" office:value="0.099966796875" calcext:value-type="float">
            <text:p>0.0999667969</text:p>
          </table:table-cell>
          <table:table-cell/>
          <table:table-cell table:style-name="ce6" office:value-type="string" calcext:value-type="string">
            <text:p>u_max</text:p>
          </table:table-cell>
          <table:table-cell table:formula="of:=['sim numbers'.I5]*['sim numbers'.I6]*['sim numbers'.I6]/(2*['sim numbers'.I10]*['sim numbers'.I9])" office:value-type="float" office:value="0.0474609375" calcext:value-type="float">
            <text:p>0.0474609375</text:p>
          </table:table-cell>
          <table:table-cell/>
          <table:table-cell table:style-name="ce15" office:value-type="string" calcext:value-type="string">
            <text:p>u_max</text:p>
          </table:table-cell>
          <table:table-cell table:style-name="ce23" table:formula="of:=['sim numbers'.L25]*['sim numbers'.L18]/['sim numbers'.L17]" office:value-type="float" office:value="0.01" calcext:value-type="float">
            <text:p>0.01</text:p>
          </table:table-cell>
          <table:table-cell table:style-name="ce13"/>
          <table:table-cell table:style-name="ce6" office:value-type="string" calcext:value-type="string">
            <text:p>u_max</text:p>
          </table:table-cell>
          <table:table-cell table:formula="of:=['sim numbers'.O25]*['sim numbers'.O18]/['sim numbers'.O17]" office:value-type="float" office:value="0.00474607360822222" calcext:value-type="float">
            <text:p>0.0047460736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'sim numbers'.Q25]*['sim numbers'.Q18]/['sim numbers'.Q17]" office:value-type="float" office:value="0.000588235294117647" calcext:value-type="float">
            <text:p>5.88E-04</text:p>
          </table:table-cell>
          <table:table-cell table:style-name="ce5" table:formula="of:=['sim numbers'.R25]*['sim numbers'.R18]/['sim numbers'.R17]" office:value-type="float" office:value="0.000588235294117647" calcext:value-type="float">
            <text:p>5.88E-04</text:p>
          </table:table-cell>
          <table:table-cell table:style-name="ce5" table:formula="of:=['sim numbers'.S25]*['sim numbers'.S18]/['sim numbers'.S17]" office:value-type="float" office:value="0.000588235294117647" calcext:value-type="float">
            <text:p>5.88E-04</text:p>
          </table:table-cell>
          <table:table-cell table:style-name="ce5" table:formula="of:=['sim numbers'.T25]*['sim numbers'.T18]/['sim numbers'.T17]" office:value-type="float" office:value="0.000117647058823529" calcext:value-type="float">
            <text:p>1.18E-04</text:p>
          </table:table-cell>
          <table:table-cell table:style-name="ce5" table:formula="of:=['sim numbers'.U25]*['sim numbers'.U18]/['sim numbers'.U17]" office:value-type="float" office:value="0.000588235294117647" calcext:value-type="float">
            <text:p>5.88E-04</text:p>
          </table:table-cell>
          <table:table-cell table:style-name="ce5" table:formula="of:=['sim numbers'.V25]*['sim numbers'.V18]/['sim numbers'.V17]" office:value-type="float" office:value="0.000117647058823529" calcext:value-type="float">
            <text:p>1.18E-04</text:p>
          </table:table-cell>
          <table:table-cell/>
          <table:table-cell table:style-name="ce9" office:value-type="string" calcext:value-type="string">
            <text:p>u_max</text:p>
          </table:table-cell>
          <table:table-cell table:style-name="ce42" office:value-type="float" office:value="0.000889" calcext:value-type="float">
            <text:p>8.89E-04</text:p>
          </table:table-cell>
          <table:table-cell table:style-name="ce6" office:value-type="string" calcext:value-type="string">
            <text:p>u_max</text:p>
          </table:table-cell>
          <table:table-cell table:style-name="ce5" table:formula="of:=['sim numbers'.AA25]*['sim numbers'.AA18]/['sim numbers'.AA17]" office:value-type="float" office:value="0.00117647058823529" calcext:value-type="float">
            <text:p>1.18E-03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ner diameter</text:p>
          </table:table-cell>
          <table:table-cell table:style-name="ce1"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d [m]</text:p>
          </table:table-cell>
          <table:table-cell table:style-name="ce22" table:formula="of:=85*0.000001" office:value-type="float" office:value="0.000085" calcext:value-type="float">
            <text:p>0.000085</text:p>
          </table:table-cell>
          <table:table-cell table:style-name="ce13"/>
          <table:table-cell table:style-name="ce1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office:value-type="float" office:value="425" calcext:value-type="float">
            <text:p>4.25E+02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in visco</text:p>
          </table:table-cell>
          <table:table-cell table:style-name="ce1" office:value-type="string" calcext:value-type="string">
            <text:p>v_water</text:p>
          </table:table-cell>
          <table:table-cell table:style-name="ce8" table:formula="of:=1/12" office:value-type="float" office:value="0.0833333333333333" calcext:value-type="float">
            <text:p>0.0833333333</text:p>
          </table:table-cell>
          <table:table-cell/>
          <table:table-cell table:style-name="ce6" office:value-type="string" calcext:value-type="string">
            <text:p>v_water</text:p>
          </table:table-cell>
          <table:table-cell table:formula="of:=(['sim numbers'.I11]-0.5)/3" office:value-type="float" office:value="0.166666666666667" calcext:value-type="float">
            <text:p>0.1666666667</text:p>
          </table:table-cell>
          <table:table-cell/>
          <table:table-cell table:style-name="ce16" office:value-type="string" calcext:value-type="string">
            <text:p>v_water [m2/s]</text:p>
          </table:table-cell>
          <table:table-cell table:style-name="ce24" table:formula="of:=0.000001" office:value-type="float" office:value="0.000001" calcext:value-type="float">
            <text:p>1.00E-06</text:p>
          </table:table-cell>
          <table:table-cell table:style-name="ce13"/>
          <table:table-cell table:style-name="ce1" office:value-type="string" calcext:value-type="string">
            <text:p>v_water</text:p>
          </table:table-cell>
          <table:table-cell table:style-name="ce8" table:formula="of:=0.166666" office:value-type="float" office:value="0.166666" calcext:value-type="float">
            <text:p>0.166666</text:p>
          </table:table-cell>
          <table:table-cell table:style-name="ce1" office:value-type="string" calcext:value-type="string">
            <text:p>v_water</text:p>
          </table:table-cell>
          <table:table-cell table:number-columns-repeated="6" table:style-name="ce5" office:value-type="float" office:value="0.5" calcext:value-type="float">
            <text:p>5.00E-01</text:p>
          </table:table-cell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_air</text:p>
          </table:table-cell>
          <table:table-cell table:number-columns-repeated="2"/>
          <table:table-cell table:style-name="ce6" office:value-type="string" calcext:value-type="string">
            <text:p>v_air</text:p>
          </table:table-cell>
          <table:table-cell table:formula="of:=(['sim numbers'.I12]-0.5)/3" office:value-type="float" office:value="0.25" calcext:value-type="float">
            <text:p>0.25</text:p>
          </table:table-cell>
          <table:table-cell/>
          <table:table-cell table:style-name="ce18" office:value-type="string" calcext:value-type="string">
            <text:p>v_air [m2/s]</text:p>
          </table:table-cell>
          <table:table-cell table:style-name="ce25" table:formula="of:=0.000001*15" office:value-type="float" office:value="0.000015" calcext:value-type="float">
            <text:p>1.50E-05</text:p>
          </table:table-cell>
          <table:table-cell table:style-name="ce13"/>
          <table:table-cell table:style-name="ce30" office:value-type="string" calcext:value-type="string">
            <text:p>v_air</text:p>
          </table:table-cell>
          <table:table-cell office:value-type="float" office:value="0.25" calcext:value-type="float">
            <text:p>0.25</text:p>
          </table:table-cell>
          <table:table-cell table:style-name="ce36" office:value-type="string" calcext:value-type="string">
            <text:p>v_air</text:p>
          </table:table-cell>
          <table:table-cell table:number-columns-repeated="6" table:style-name="ce40" office:value-type="float" office:value="0.5" calcext:value-type="float">
            <text:p>5.00E-01</text:p>
          </table:table-cell>
          <table:table-cell/>
          <table:table-cell table:style-name="ce36" office:value-type="string" calcext:value-type="string">
            <text:p>v_air</text:p>
          </table:table-cell>
          <table:table-cell table:style-name="ce46" office:value-type="float" office:value="1" calcext:value-type="float">
            <text:p>1.00E+00</text:p>
          </table:table-cell>
          <table:table-cell table:style-name="ce44" office:value-type="string" calcext:value-type="string">
            <text:p>v_air</text:p>
          </table:table-cell>
          <table:table-cell table:style-name="ce42" table:formula="of:=['sim numbers'.AA18]/['sim numbers'.$L$30]" office:value-type="float" office:value="15" calcext:value-type="float">
            <text:p>1.50E+01</text:p>
          </table:table-cell>
          <table:table-cell table:style-name="ce42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"/>
          <table:table-cell table:style-name="ce19"/>
          <table:table-cell table:style-name="ce25"/>
          <table:table-cell table:style-name="ce13"/>
          <table:table-cell table:style-name="ce30"/>
          <table:table-cell/>
          <table:table-cell table:style-name="ce36"/>
          <table:table-cell table:style-name="ce40" table:number-columns-repeated="6"/>
          <table:table-cell/>
          <table:table-cell table:style-name="ce44"/>
          <table:table-cell table:style-name="ce40"/>
          <table:table-cell table:style-name="ce44"/>
          <table:table-cell table:style-name="ce42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5" table:number-columns-repeated="6"/>
          <table:table-cell table:number-columns-repeated="2"/>
          <table:table-cell table:style-name="ce5"/>
          <table:table-cell/>
          <table:table-cell table:style-name="ce5" table:number-columns-repeated="3"/>
        </table:table-row>
        <table:table-row table:style-name="ro1">
          <table:table-cell table:number-columns-repeated="10"/>
          <table:table-cell table:style-name="ce20" office:value-type="string" calcext:value-type="string">
            <text:p>Surf tension [N/m2]</text:p>
          </table:table-cell>
          <table:table-cell table:style-name="ce26" table:formula="of:=7.28*0.01" office:value-type="float" office:value="0.0728" calcext:value-type="float">
            <text:p>0.0728</text:p>
          </table:table-cell>
          <table:table-cell table:style-name="ce13"/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42" office:value-type="float" office:value="0.02941" calcext:value-type="float">
            <text:p>2.94E-02</text:p>
          </table:table-cell>
          <table:table-cell table:style-name="ce42" office:value-type="float" office:value="0.002941" calcext:value-type="float">
            <text:p>2.94E-03</text:p>
          </table:table-cell>
          <table:table-cell table:style-name="ce42" office:value-type="float" office:value="0.005882" calcext:value-type="float">
            <text:p>5.88E-03</text:p>
          </table:table-cell>
          <table:table-cell table:style-name="ce42" office:value-type="float" office:value="0.02941" calcext:value-type="float">
            <text:p>2.94E-02</text:p>
          </table:table-cell>
          <table:table-cell table:style-name="ce42" office:value-type="float" office:value="0.005882" calcext:value-type="float">
            <text:p>5.88E-03</text:p>
          </table:table-cell>
          <table:table-cell/>
          <table:table-cell table:style-name="ce10" office:value-type="string" calcext:value-type="string">
            <text:p>Surf tension</text:p>
          </table:table-cell>
          <table:table-cell table:style-name="ce47" office:value-type="float" office:value="0.00006476" calcext:value-type="float">
            <text:p>6.48E-05</text:p>
          </table:table-cell>
          <table:table-cell table:style-name="ce10" office:value-type="string" calcext:value-type="string">
            <text:p>Surf tension</text:p>
          </table:table-cell>
          <table:table-cell table:style-name="ce5" office:value-type="float" office:value="0.00005" calcext:value-type="float">
            <text:p>5.00E-05</text:p>
          </table:table-cell>
          <table:table-cell table:style-name="ce5" table:number-columns-repeated="2"/>
        </table:table-row>
        <table:table-row table:style-name="ro1">
          <table:table-cell table:number-columns-repeated="10"/>
          <table:table-cell table:style-name="ce13"/>
          <table:table-cell table:style-name="ce22"/>
          <table:table-cell table:style-name="ce13"/>
          <table:table-cell table:number-columns-repeated="3"/>
          <table:table-cell table:style-name="ce41" table:number-columns-repeated="6"/>
          <table:table-cell table:number-columns-repeated="2"/>
          <table:table-cell table:style-name="ce41"/>
          <table:table-cell/>
          <table:table-cell table:style-name="ce41"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Re</text:p>
          </table:table-cell>
          <table:table-cell table:formula="of:=['sim numbers'.F16]*['sim numbers'.F17]/['sim numbers'.F18]" office:value-type="float" office:value="13.1956171875" calcext:value-type="float">
            <text:p>13.1956171875</text:p>
          </table:table-cell>
          <table:table-cell/>
          <table:table-cell table:style-name="ce6" office:value-type="string" calcext:value-type="string">
            <text:p>Re</text:p>
          </table:table-cell>
          <table:table-cell table:formula="of:=['sim numbers'.I16]*['sim numbers'.I17]/['sim numbers'.I18]" office:value-type="float" office:value="2.562890625" calcext:value-type="float">
            <text:p>2.562890625</text:p>
          </table:table-cell>
          <table:table-cell/>
          <table:table-cell table:style-name="ce21" office:value-type="string" calcext:value-type="string">
            <text:p>Re</text:p>
          </table:table-cell>
          <table:table-cell table:style-name="ce25" office:value-type="float" office:value="0.85" calcext:value-type="float">
            <text:p>8.50E-01</text:p>
          </table:table-cell>
          <table:table-cell table:style-name="ce27"/>
          <table:table-cell table:style-name="ce31" office:value-type="string" calcext:value-type="string">
            <text:p>Re</text:p>
          </table:table-cell>
          <table:table-cell table:style-name="ce5" office:value-type="float" office:value="2.56289" calcext:value-type="float">
            <text:p>2.56E+00</text:p>
          </table:table-cell>
          <table:table-cell table:style-name="ce37" office:value-type="string" calcext:value-type="string">
            <text:p>Re</text:p>
          </table:table-cell>
          <table:table-cell table:number-columns-repeated="6" table:style-name="ce42" office:value-type="float" office:value="0.1" calcext:value-type="float">
            <text:p>1.00E-01</text:p>
          </table:table-cell>
          <table:table-cell/>
          <table:table-cell table:style-name="ce35" office:value-type="string" calcext:value-type="string">
            <text:p>Re</text:p>
          </table:table-cell>
          <table:table-cell table:style-name="ce48" table:formula="of:=[.Y16]*[.Y17]/[.Y18]" office:value-type="float" office:value="0.075565" calcext:value-type="float">
            <text:p>7.56E-02</text:p>
          </table:table-cell>
          <table:table-cell table:style-name="ce37" office:value-type="string" calcext:value-type="string">
            <text:p>Re</text:p>
          </table:table-cell>
          <table:table-cell table:style-name="ce42" office:value-type="float" office:value="0.1" calcext:value-type="float">
            <text:p>1.00E-01</text:p>
          </table:table-cell>
          <table:table-cell table:style-name="ce42" table:number-columns-repeated="2"/>
        </table:table-row>
        <table:table-row table:style-name="ro1">
          <table:table-cell table:number-columns-repeated="8"/>
          <table:table-cell table:style-name="ce11" table:formula="of:=['sim numbers'.I8]*['sim numbers'.I16]*['sim numbers'.I16]*['sim numbers'.I17]/['sim numbers'.I23]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We</text:p>
          </table:table-cell>
          <table:table-cell table:style-name="ce25" table:formula="of:=['sim numbers'.L8]*['sim numbers'.L16]*['sim numbers'.L16]*['sim numbers'.L17]/['sim numbers'.L23]" office:value-type="float" office:value="0.000116758241758242" calcext:value-type="float">
            <text:p>1.17E-04</text:p>
          </table:table-cell>
          <table:table-cell table:style-name="ce25"/>
          <table:table-cell table:style-name="ce32" office:value-type="string" calcext:value-type="string">
            <text:p>We</text:p>
          </table:table-cell>
          <table:table-cell table:style-name="ce25" table:formula="of:=['sim numbers'.O8]*['sim numbers'.O16]*['sim numbers'.O16]*['sim numbers'.O17]/['sim numbers'.O23]" office:value-type="float" office:value="40.5453864503943" calcext:value-type="float">
            <text:p>4.05E+01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'sim numbers'.Q8]*['sim numbers'.Q16]*['sim numbers'.Q16]*['sim numbers'.Q17]/['sim numbers'.Q23]" office:value-type="float" office:value="0.000294117647058824" calcext:value-type="float">
            <text:p>2.94E-04</text:p>
          </table:table-cell>
          <table:table-cell table:style-name="ce25" table:formula="of:=['sim numbers'.R8]*['sim numbers'.R16]*['sim numbers'.R16]*['sim numbers'.R17]/['sim numbers'.R23]" office:value-type="float" office:value="0.000100006000360022" calcext:value-type="float">
            <text:p>1.00E-04</text:p>
          </table:table-cell>
          <table:table-cell table:style-name="ce25" table:formula="of:=['sim numbers'.S8]*['sim numbers'.S16]*['sim numbers'.S16]*['sim numbers'.S17]/['sim numbers'.S23]" office:value-type="float" office:value="0.00100006000360022" calcext:value-type="float">
            <text:p>1.00E-03</text:p>
          </table:table-cell>
          <table:table-cell table:style-name="ce25" table:formula="of:=['sim numbers'.T8]*['sim numbers'.T16]*['sim numbers'.T16]*['sim numbers'.T17]/['sim numbers'.T23]" office:value-type="float" office:value="0.00100006000360022" calcext:value-type="float">
            <text:p>1.00E-03</text:p>
          </table:table-cell>
          <table:table-cell table:style-name="ce25" table:formula="of:=['sim numbers'.U8]*['sim numbers'.U16]*['sim numbers'.U16]*['sim numbers'.U17]/['sim numbers'.U23]" office:value-type="float" office:value="0.00100006000360022" calcext:value-type="float">
            <text:p>1.00E-03</text:p>
          </table:table-cell>
          <table:table-cell table:style-name="ce25" table:formula="of:=['sim numbers'.V8]*['sim numbers'.V16]*['sim numbers'.V16]*['sim numbers'.V17]/['sim numbers'.V23]" office:value-type="float" office:value="0.00100006000360022" calcext:value-type="float">
            <text:p>1.00E-03</text:p>
          </table:table-cell>
          <table:table-cell/>
          <table:table-cell table:style-name="ce32" office:value-type="string" calcext:value-type="string">
            <text:p>We</text:p>
          </table:table-cell>
          <table:table-cell table:style-name="ce25" table:formula="of:=['sim numbers'.Y8]*['sim numbers'.Y16]*['sim numbers'.Y16]*['sim numbers'.Y17]/['sim numbers'.Y23]" office:value-type="float" office:value="1.03732682211241" calcext:value-type="float">
            <text:p>1.04E+00</text:p>
          </table:table-cell>
          <table:table-cell table:style-name="ce32" office:value-type="string" calcext:value-type="string">
            <text:p>We</text:p>
          </table:table-cell>
          <table:table-cell table:style-name="ce25" table:formula="of:=['sim numbers'.AA8]*['sim numbers'.AA16]*['sim numbers'.AA16]*['sim numbers'.AA17]/['sim numbers'.AA23]" office:value-type="float" office:value="23.5294117647059" calcext:value-type="float">
            <text:p>2.35E+01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['sim numbers'.I18]*['sim numbers'.I8]*['sim numbers'.I16]/['sim numbers'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Ca</text:p>
          </table:table-cell>
          <table:table-cell table:style-name="ce25" table:formula="of:=['sim numbers'.L18]*['sim numbers'.L8]*['sim numbers'.L16]/['sim numbers'.L23]" office:value-type="float" office:value="0.000137362637362637" calcext:value-type="float">
            <text:p>1.37E-04</text:p>
          </table:table-cell>
          <table:table-cell table:style-name="ce25"/>
          <table:table-cell table:style-name="ce33" office:value-type="string" calcext:value-type="string">
            <text:p>Ca</text:p>
          </table:table-cell>
          <table:table-cell table:style-name="ce25" table:formula="of:=['sim numbers'.O18]*['sim numbers'.O8]*['sim numbers'.O16]/['sim numbers'.O23]" office:value-type="float" office:value="15.8201820797593" calcext:value-type="float">
            <text:p>1.58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'sim numbers'.Q18]*['sim numbers'.Q8]*['sim numbers'.Q16]/['sim numbers'.Q23]" office:value-type="float" office:value="0.00294117647058824" calcext:value-type="float">
            <text:p>2.94E-03</text:p>
          </table:table-cell>
          <table:table-cell table:style-name="ce25" table:formula="of:=['sim numbers'.R18]*['sim numbers'.R8]*['sim numbers'.R16]/['sim numbers'.R23]" office:value-type="float" office:value="0.00100006000360022" calcext:value-type="float">
            <text:p>1.00E-03</text:p>
          </table:table-cell>
          <table:table-cell table:style-name="ce25" table:formula="of:=['sim numbers'.S18]*['sim numbers'.S8]*['sim numbers'.S16]/['sim numbers'.S23]" office:value-type="float" office:value="0.0100006000360022" calcext:value-type="float">
            <text:p>1.00E-02</text:p>
          </table:table-cell>
          <table:table-cell table:style-name="ce25" table:formula="of:=['sim numbers'.T18]*['sim numbers'.T8]*['sim numbers'.T16]/['sim numbers'.T23]" office:value-type="float" office:value="0.0100006000360022" calcext:value-type="float">
            <text:p>1.00E-02</text:p>
          </table:table-cell>
          <table:table-cell table:style-name="ce25" table:formula="of:=['sim numbers'.U18]*['sim numbers'.U8]*['sim numbers'.U16]/['sim numbers'.U23]" office:value-type="float" office:value="0.0100006000360022" calcext:value-type="float">
            <text:p>1.00E-02</text:p>
          </table:table-cell>
          <table:table-cell table:style-name="ce25" table:formula="of:=['sim numbers'.V18]*['sim numbers'.V8]*['sim numbers'.V16]/['sim numbers'.V23]" office:value-type="float" office:value="0.0100006000360022" calcext:value-type="float">
            <text:p>1.00E-02</text:p>
          </table:table-cell>
          <table:table-cell/>
          <table:table-cell table:style-name="ce33" office:value-type="string" calcext:value-type="string">
            <text:p>Ca</text:p>
          </table:table-cell>
          <table:table-cell table:style-name="ce25" table:formula="of:=['sim numbers'.Y18]*['sim numbers'.Y8]*['sim numbers'.Y16]/['sim numbers'.Y23]" office:value-type="float" office:value="13.7276096355775" calcext:value-type="float">
            <text:p>1.37E+01</text:p>
          </table:table-cell>
          <table:table-cell table:style-name="ce33" office:value-type="string" calcext:value-type="string">
            <text:p>Ca</text:p>
          </table:table-cell>
          <table:table-cell table:style-name="ce25" table:formula="of:=['sim numbers'.AA18]*['sim numbers'.AA8]*['sim numbers'.AA16]/['sim numbers'.AA23]" office:value-type="float" office:value="235.294117647059" calcext:value-type="float">
            <text:p>2.35E+02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2" table:formula="of:=(['sim numbers'.I8]-['sim numbers'.I7])*['sim numbers'.I38]*['sim numbers'.I17]*['sim numbers'.I17]/['sim numbers'.I23]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Eo</text:p>
          </table:table-cell>
          <table:table-cell table:style-name="ce27" table:formula="of:=(['sim numbers'.L8]-['sim numbers'.L7])*['sim numbers'.L38]*['sim numbers'.L17]*['sim numbers'.L17]/['sim numbers'.L23]" office:value-type="float" office:value="0.00109756043956044" calcext:value-type="float">
            <text:p>1.10E-03</text:p>
          </table:table-cell>
          <table:table-cell table:style-name="ce27"/>
          <table:table-cell table:style-name="ce33" office:value-type="string" calcext:value-type="string">
            <text:p>Eo</text:p>
          </table:table-cell>
          <table:table-cell table:style-name="ce27" table:formula="of:=(['sim numbers'.O8]-['sim numbers'.O7])*['sim numbers'.O38]*['sim numbers'.O17]*['sim numbers'.O17]/['sim numbers'.O23]" office:value-type="float" office:value="116.436540107028" calcext:value-type="float">
            <text:p>1.16E+02</text:p>
          </table:table-cell>
          <table:table-cell table:style-name="ce33" office:value-type="string" calcext:value-type="string">
            <text:p>Eo</text:p>
          </table:table-cell>
          <table:table-cell table:style-name="ce27" table:formula="of:=(['sim numbers'.Q8]-['sim numbers'.Q7])*['sim numbers'.Q38]*['sim numbers'.Q17]*['sim numbers'.Q17]/['sim numbers'.Q23]" office:value-type="float" office:value="0.0235007058823529" calcext:value-type="float">
            <text:p>2.35E-02</text:p>
          </table:table-cell>
          <table:table-cell table:style-name="ce27" table:formula="of:=(['sim numbers'.R8]-['sim numbers'.R7])*['sim numbers'.R38]*['sim numbers'.R17]*['sim numbers'.R17]/['sim numbers'.R23]" office:value-type="float" office:value="0" calcext:value-type="float">
            <text:p>0.00E+00</text:p>
          </table:table-cell>
          <table:table-cell table:style-name="ce27" table:formula="of:=(['sim numbers'.S8]-['sim numbers'.S7])*['sim numbers'.S38]*['sim numbers'.S17]*['sim numbers'.S17]/['sim numbers'.S23]" office:value-type="float" office:value="0.0799071944316659" calcext:value-type="float">
            <text:p>7.99E-02</text:p>
          </table:table-cell>
          <table:table-cell table:style-name="ce27" table:formula="of:=(['sim numbers'.T8]-['sim numbers'.T7])*['sim numbers'.T38]*['sim numbers'.T17]*['sim numbers'.T17]/['sim numbers'.T23]" office:value-type="float" office:value="0.0799071944316659" calcext:value-type="float">
            <text:p>7.99E-02</text:p>
          </table:table-cell>
          <table:table-cell table:style-name="ce27" table:formula="of:=(['sim numbers'.U8]-['sim numbers'.U7])*['sim numbers'.U38]*['sim numbers'.U17]*['sim numbers'.U17]/['sim numbers'.U23]" office:value-type="float" office:value="0.0785399123947437" calcext:value-type="float">
            <text:p>7.85E-02</text:p>
          </table:table-cell>
          <table:table-cell table:style-name="ce27" table:formula="of:=(['sim numbers'.V8]-['sim numbers'.V7])*['sim numbers'.V38]*['sim numbers'.V17]*['sim numbers'.V17]/['sim numbers'.V23]" office:value-type="float" office:value="0.0785399123947437" calcext:value-type="float">
            <text:p>7.85E-02</text:p>
          </table:table-cell>
          <table:table-cell/>
          <table:table-cell table:style-name="ce33" office:value-type="string" calcext:value-type="string">
            <text:p>Eo</text:p>
          </table:table-cell>
          <table:table-cell table:style-name="ce27" table:formula="of:=(['sim numbers'.Y8]-['sim numbers'.Y7])*['sim numbers'.Y38]*['sim numbers'.Y17]*['sim numbers'.Y17]/['sim numbers'.Y23]" office:value-type="float" office:value="0" calcext:value-type="float">
            <text:p>0.00E+00</text:p>
          </table:table-cell>
          <table:table-cell table:style-name="ce33" office:value-type="string" calcext:value-type="string">
            <text:p>Eo</text:p>
          </table:table-cell>
          <table:table-cell table:style-name="ce27" table:formula="of:=(['sim numbers'.AA8]-['sim numbers'.AA7])*['sim numbers'.AA38]*['sim numbers'.AA17]*['sim numbers'.AA17]/['sim numbers'.AA23]" office:value-type="float" office:value="1880.05647058824" calcext:value-type="float">
            <text:p>1.88E+03</text:p>
          </table:table-cell>
          <table:table-cell table:style-name="ce27" table:number-columns-repeated="2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5"/>
          <table:table-cell table:style-name="ce27"/>
          <table:table-cell table:style-name="ce5" table:number-columns-repeated="2"/>
          <table:table-cell table:style-name="ce27" table:number-columns-repeated="7"/>
          <table:table-cell/>
          <table:table-cell table:style-name="ce27" table:number-columns-repeated="6"/>
        </table:table-row>
        <table:table-row table:style-name="ro1">
          <table:table-cell table:number-columns-repeated="8"/>
          <table:table-cell table:style-name="ce12" table:formula="of:=['sim numbers'.I18]/['sim numbers'.I19]" office:value-type="float" office:value="0.666666666666667" calcext:value-type="float">
            <text:p>6.67E-01</text:p>
          </table:table-cell>
          <table:table-cell/>
          <table:table-cell table:style-name="ce14" office:value-type="string" calcext:value-type="string">
            <text:p>v ratio water/air</text:p>
          </table:table-cell>
          <table:table-cell table:style-name="ce27" table:formula="of:=['sim numbers'.L18]/['sim numbers'.L19]" office:value-type="float" office:value="0.0666666666666667" calcext:value-type="float">
            <text:p>6.67E-02</text:p>
          </table:table-cell>
          <table:table-cell table:style-name="ce27"/>
          <table:table-cell table:style-name="ce33" office:value-type="string" calcext:value-type="string">
            <text:p>v ratio water/air</text:p>
          </table:table-cell>
          <table:table-cell table:style-name="ce12" table:formula="of:=['sim numbers'.O18]/['sim numbers'.O19]" office:value-type="float" office:value="0.666664" calcext:value-type="float">
            <text:p>6.67E-01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'sim numbers'.Q18]/['sim numbers'.Q19]" office:value-type="float" office:value="1" calcext:value-type="float">
            <text:p>1.00E+00</text:p>
          </table:table-cell>
          <table:table-cell table:style-name="ce12" table:formula="of:=['sim numbers'.R18]/['sim numbers'.R19]" office:value-type="float" office:value="1" calcext:value-type="float">
            <text:p>1.00E+00</text:p>
          </table:table-cell>
          <table:table-cell table:style-name="ce12" table:formula="of:=['sim numbers'.S18]/['sim numbers'.S19]" office:value-type="float" office:value="1" calcext:value-type="float">
            <text:p>1.00E+00</text:p>
          </table:table-cell>
          <table:table-cell table:style-name="ce12" table:formula="of:=['sim numbers'.T18]/['sim numbers'.T19]" office:value-type="float" office:value="1" calcext:value-type="float">
            <text:p>1.00E+00</text:p>
          </table:table-cell>
          <table:table-cell table:style-name="ce12" table:formula="of:=['sim numbers'.U18]/['sim numbers'.U19]" office:value-type="float" office:value="1" calcext:value-type="float">
            <text:p>1.00E+00</text:p>
          </table:table-cell>
          <table:table-cell table:style-name="ce12" table:formula="of:=['sim numbers'.V18]/['sim numbers'.V19]" office:value-type="float" office:value="1" calcext:value-type="float">
            <text:p>1.00E+00</text:p>
          </table:table-cell>
          <table:table-cell/>
          <table:table-cell table:style-name="ce33" office:value-type="string" calcext:value-type="string">
            <text:p>v ratio water/air</text:p>
          </table:table-cell>
          <table:table-cell table:style-name="ce12" table:formula="of:=['sim numbers'.Y18]/['sim numbers'.Y19]" office:value-type="float" office:value="1" calcext:value-type="float">
            <text:p>1.00E+00</text:p>
          </table:table-cell>
          <table:table-cell table:style-name="ce33" office:value-type="string" calcext:value-type="string">
            <text:p>v ratio water/air</text:p>
          </table:table-cell>
          <table:table-cell table:style-name="ce12" table:formula="of:=['sim numbers'.AA18]/['sim numbers'.AA19]" office:value-type="float" office:value="0.0666666666666667" calcext:value-type="float">
            <text:p>6.67E-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 table:formula="of:=['sim numbers'.I8]/['sim numbers'.I7]" office:value-type="float" office:value="12.5" calcext:value-type="float">
            <text:p>1.25E+01</text:p>
          </table:table-cell>
          <table:table-cell/>
          <table:table-cell table:style-name="ce14" office:value-type="string" calcext:value-type="string">
            <text:p>rho <text:s/>ratio water/air</text:p>
          </table:table-cell>
          <table:table-cell table:style-name="ce27" table:formula="of:=['sim numbers'.L8]/['sim numbers'.L7]" office:value-type="float" office:value="819.672131147541" calcext:value-type="float">
            <text:p>8.20E+02</text:p>
          </table:table-cell>
          <table:table-cell table:style-name="ce27"/>
          <table:table-cell table:style-name="ce33" office:value-type="string" calcext:value-type="string">
            <text:p>rho <text:s/>ratio water/air</text:p>
          </table:table-cell>
          <table:table-cell table:style-name="ce12" table:formula="of:=['sim numbers'.O8]/['sim numbers'.O7]" office:value-type="float" office:value="12.5" calcext:value-type="float">
            <text:p>1.25E+01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'sim numbers'.Q8]/['sim numbers'.Q7]" office:value-type="float" office:value="819.672131147541" calcext:value-type="float">
            <text:p>8.20E+02</text:p>
          </table:table-cell>
          <table:table-cell table:style-name="ce12" table:formula="of:=['sim numbers'.R8]/['sim numbers'.R7]" office:value-type="float" office:value="1" calcext:value-type="float">
            <text:p>1.00E+00</text:p>
          </table:table-cell>
          <table:table-cell table:style-name="ce27" table:formula="of:=['sim numbers'.S8]/['sim numbers'.S7]" office:value-type="float" office:value="819.672131147541" calcext:value-type="float">
            <text:p>8.20E+02</text:p>
          </table:table-cell>
          <table:table-cell table:style-name="ce27" table:formula="of:=['sim numbers'.T8]/['sim numbers'.T7]" office:value-type="float" office:value="819.672131147541" calcext:value-type="float">
            <text:p>8.20E+02</text:p>
          </table:table-cell>
          <table:table-cell table:style-name="ce12" table:formula="of:=['sim numbers'.U8]/['sim numbers'.U7]" office:value-type="float" office:value="54.6149645002731" calcext:value-type="float">
            <text:p>5.46E+01</text:p>
          </table:table-cell>
          <table:table-cell table:style-name="ce12" table:formula="of:=['sim numbers'.V8]/['sim numbers'.V7]" office:value-type="float" office:value="54.6149645002731" calcext:value-type="float">
            <text:p>5.46E+01</text:p>
          </table:table-cell>
          <table:table-cell/>
          <table:table-cell table:style-name="ce33" office:value-type="string" calcext:value-type="string">
            <text:p>rho <text:s/>ratio water/air</text:p>
          </table:table-cell>
          <table:table-cell table:style-name="ce12" table:formula="of:=['sim numbers'.Y8]/['sim numbers'.Y7]" office:value-type="float" office:value="1" calcext:value-type="float">
            <text:p>1.00E+00</text:p>
          </table:table-cell>
          <table:table-cell table:style-name="ce33" office:value-type="string" calcext:value-type="string">
            <text:p>rho <text:s/>ratio water/air</text:p>
          </table:table-cell>
          <table:table-cell table:style-name="ce12" table:formula="of:=['sim numbers'.AA8]/['sim numbers'.AA7]" office:value-type="float" office:value="819.672131147541" calcext:value-type="float">
            <text:p>8.20E+02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  <table:table-cell/>
          <table:table-cell table:style-name="ce14"/>
          <table:table-cell table:style-name="ce27" table:number-columns-repeated="2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2"/>
          <table:table-cell/>
          <table:table-cell table:style-name="ce14" office:value-type="string" calcext:value-type="string">
            <text:p>dyn visc water</text:p>
          </table:table-cell>
          <table:table-cell table:style-name="ce27" table:formula="of:=[.L18]*[.L8]" office:value-type="float" office:value="0.001" calcext:value-type="float">
            <text:p>1.00E-03</text:p>
          </table:table-cell>
          <table:table-cell table:style-name="ce27"/>
          <table:table-cell table:style-name="ce33"/>
          <table:table-cell table:style-name="ce12"/>
          <table:table-cell table:style-name="ce33"/>
          <table:table-cell table:style-name="ce12" table:number-columns-repeated="6"/>
          <table:table-cell/>
          <table:table-cell table:style-name="ce33"/>
          <table:table-cell table:style-name="ce12"/>
          <table:table-cell table:style-name="ce33"/>
          <table:table-cell table:style-name="ce12" table:number-columns-repeated="3"/>
        </table:table-row>
        <table:table-row table:style-name="ro1">
          <table:table-cell table:number-columns-repeated="8"/>
          <table:table-cell table:style-name="ce11"/>
          <table:table-cell/>
          <table:table-cell table:style-name="ce14" office:value-type="string" calcext:value-type="string">
            <text:p>dyn visc air</text:p>
          </table:table-cell>
          <table:table-cell table:style-name="ce27" table:formula="of:=[.L19]*[.L7]" office:value-type="float" office:value="0.0000183" calcext:value-type="float">
            <text:p>1.83E-05</text:p>
          </table:table-cell>
          <table:table-cell table:style-name="ce25"/>
          <table:table-cell table:style-name="ce34"/>
          <table:table-cell table:style-name="ce11"/>
          <table:table-cell table:style-name="ce34"/>
          <table:table-cell table:style-name="ce11" table:number-columns-repeated="6"/>
          <table:table-cell/>
          <table:table-cell table:style-name="ce34"/>
          <table:table-cell table:style-name="ce11"/>
          <table:table-cell table:style-name="ce34"/>
          <table:table-cell table:style-name="ce11" table:number-columns-repeated="3"/>
        </table:table-row>
        <table:table-row table:style-name="ro1">
          <table:table-cell office:value-type="string" calcext:value-type="string">
            <text:p>References </text:p>
          </table:table-cell>
          <table:table-cell table:number-columns-repeated="7"/>
          <table:table-cell table:style-name="ce11" table:formula="of:=['sim numbers'.I31]*['sim numbers'.I30]" office:value-type="float" office:value="8.33333333333333" calcext:value-type="float">
            <text:p>8.33E+00</text:p>
          </table:table-cell>
          <table:table-cell/>
          <table:table-cell table:style-name="ce14" office:value-type="string" calcext:value-type="string">
            <text:p>dyn visc ratio water/air</text:p>
          </table:table-cell>
          <table:table-cell table:style-name="ce25" table:formula="of:=['sim numbers'.L31]*['sim numbers'.L30]" office:value-type="float" office:value="54.6448087431694" calcext:value-type="float">
            <text:p>5.46E+01</text:p>
          </table:table-cell>
          <table:table-cell table:style-name="ce25"/>
          <table:table-cell table:style-name="ce34" office:value-type="string" calcext:value-type="string">
            <text:p>dyn visc ratio water/air</text:p>
          </table:table-cell>
          <table:table-cell table:style-name="ce11" table:formula="of:=['sim numbers'.O31]*['sim numbers'.O30]" office:value-type="float" office:value="8.3333" calcext:value-type="float">
            <text:p>8.33E+00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'sim numbers'.Q31]*['sim numbers'.Q30]" office:value-type="float" office:value="819.672131147541" calcext:value-type="float">
            <text:p>8.20E+02</text:p>
          </table:table-cell>
          <table:table-cell table:style-name="ce11" table:formula="of:=['sim numbers'.R31]*['sim numbers'.R30]" office:value-type="float" office:value="1" calcext:value-type="float">
            <text:p>1.00E+00</text:p>
          </table:table-cell>
          <table:table-cell table:style-name="ce11" table:formula="of:=['sim numbers'.S31]*['sim numbers'.S30]" office:value-type="float" office:value="819.672131147541" calcext:value-type="float">
            <text:p>8.20E+02</text:p>
          </table:table-cell>
          <table:table-cell table:style-name="ce11" table:formula="of:=['sim numbers'.T31]*['sim numbers'.T30]" office:value-type="float" office:value="819.672131147541" calcext:value-type="float">
            <text:p>8.20E+02</text:p>
          </table:table-cell>
          <table:table-cell table:style-name="ce25" table:formula="of:=['sim numbers'.U31]*['sim numbers'.U30]" office:value-type="float" office:value="54.6149645002731" calcext:value-type="float">
            <text:p>5.46E+01</text:p>
          </table:table-cell>
          <table:table-cell table:style-name="ce25" table:formula="of:=['sim numbers'.V31]*['sim numbers'.V30]" office:value-type="float" office:value="54.6149645002731" calcext:value-type="float">
            <text:p>5.46E+01</text:p>
          </table:table-cell>
          <table:table-cell/>
          <table:table-cell table:style-name="ce34" office:value-type="string" calcext:value-type="string">
            <text:p>dyn visc ratio water/air</text:p>
          </table:table-cell>
          <table:table-cell table:style-name="ce11" table:formula="of:=['sim numbers'.Y31]*['sim numbers'.Y30]" office:value-type="float" office:value="1" calcext:value-type="float">
            <text:p>1.00E+00</text:p>
          </table:table-cell>
          <table:table-cell table:style-name="ce34" office:value-type="string" calcext:value-type="string">
            <text:p>dyn visc ratio water/air</text:p>
          </table:table-cell>
          <table:table-cell table:style-name="ce11" table:formula="of:=['sim numbers'.AA31]*['sim numbers'.AA30]" office:value-type="float" office:value="54.6448087431694" calcext:value-type="float">
            <text:p>5.46E+01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pressible LBGK simulation of flow characterics in a micro-channel with patterned SHS by L. BoWen, Y. ZhaoHui, H. PengFei</text:p>
          </table:table-cell>
          <table:table-cell table:number-columns-repeated="6"/>
          <table:table-cell table:style-name="ce11"/>
          <table:table-cell/>
          <table:table-cell table:style-name="ce13"/>
          <table:table-cell table:style-name="ce25"/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5"/>
        </table:table-row>
        <table:table-row table:style-name="ro1">
          <table:table-cell table:number-columns-repeated="8"/>
          <table:table-cell table:style-name="ce11" office:value-type="float" office:value="9.81" calcext:value-type="float">
            <text:p>9.81E+00</text:p>
          </table:table-cell>
          <table:table-cell/>
          <table:table-cell table:style-name="ce13" office:value-type="string" calcext:value-type="string">
            <text:p>gY [m/2]</text:p>
          </table:table-cell>
          <table:table-cell table:style-name="ce25" office:value-type="float" office:value="9.81" calcext:value-type="float">
            <text:p>9.81E+00</text:p>
          </table:table-cell>
          <table:table-cell table:style-name="ce27" table:number-columns-repeated="2"/>
          <table:table-cell table:style-name="ce5" table:number-columns-repeated="8"/>
          <table:table-cell table:number-columns-repeated="2"/>
          <table:table-cell table:style-name="ce5" table:number-columns-repeated="5"/>
        </table:table-row>
        <table:table-row table:style-name="ro1">
          <table:table-cell table:number-columns-repeated="8"/>
          <table:table-cell table:style-name="ce11" table:formula="of:=['sim numbers'.I5]/(['sim numbers'.I8]*['sim numbers'.I9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1 [m/s2]</text:p>
          </table:table-cell>
          <table:table-cell table:style-name="ce25" table:formula="of:=['sim numbers'.L5]/(['sim numbers'.L8]*['sim numbers'.L9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1</text:p>
          </table:table-cell>
          <table:table-cell table:style-name="ce11" table:formula="of:=['sim numbers'.O5]/(['sim numbers'.O8]*['sim numbers'.O9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['sim numbers'.Q5]/(['sim numbers'.Q8]*['sim numbers'.Q9])" office:value-type="float" office:value="0.000000325666598819459" calcext:value-type="float">
            <text:p>3.26E-07</text:p>
          </table:table-cell>
          <table:table-cell table:style-name="ce11" table:formula="of:=['sim numbers'.R5]/(['sim numbers'.R8]*['sim numbers'.R9])" office:value-type="float" office:value="0.000000325666598819459" calcext:value-type="float">
            <text:p>3.26E-07</text:p>
          </table:table-cell>
          <table:table-cell table:style-name="ce11" table:formula="of:=['sim numbers'.S5]/(['sim numbers'.S8]*['sim numbers'.S9])" office:value-type="float" office:value="0.000000325666598819459" calcext:value-type="float">
            <text:p>3.26E-07</text:p>
          </table:table-cell>
          <table:table-cell table:style-name="ce11" table:formula="of:=['sim numbers'.T5]/(['sim numbers'.T8]*['sim numbers'.T9])" office:value-type="float" office:value="0.00000000260533279055567" calcext:value-type="float">
            <text:p>2.61E-09</text:p>
          </table:table-cell>
          <table:table-cell table:style-name="ce11" table:formula="of:=['sim numbers'.U5]/(['sim numbers'.U8]*['sim numbers'.U9])" office:value-type="float" office:value="0.000000325666598819459" calcext:value-type="float">
            <text:p>3.26E-07</text:p>
          </table:table-cell>
          <table:table-cell table:style-name="ce11" table:formula="of:=['sim numbers'.V5]/(['sim numbers'.V8]*['sim numbers'.V9])" office:value-type="float" office:value="0.00000000260533279055567" calcext:value-type="float">
            <text:p>2.61E-09</text:p>
          </table:table-cell>
          <table:table-cell/>
          <table:table-cell table:style-name="ce45" office:value-type="string" calcext:value-type="string">
            <text:p>gX1</text:p>
          </table:table-cell>
          <table:table-cell table:style-name="ce49" table:formula="of:=8*[.Y16]*[.Y18]/([.Y17]*[.Y17])" office:value-type="float" office:value="0.000000984359861591695" calcext:value-type="float">
            <text:p>9.84E-07</text:p>
          </table:table-cell>
          <table:table-cell table:style-name="ce25"/>
          <table:table-cell table:style-name="ce25" table:formula="of:=['sim numbers'.AA5]/(['sim numbers'.AA8]*['sim numbers'.AA9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 table:number-columns-repeated="8"/>
          <table:table-cell table:style-name="ce11" table:formula="of:=12*['sim numbers'.I18]*['sim numbers'.I15]/(['sim numbers'.I17]*['sim numbers'.I17])" office:value-type="float" office:value="0.00078125" calcext:value-type="float">
            <text:p>7.81E-04</text:p>
          </table:table-cell>
          <table:table-cell/>
          <table:table-cell table:style-name="ce14" office:value-type="string" calcext:value-type="string">
            <text:p>gX2 (check = g1) [m/s2]</text:p>
          </table:table-cell>
          <table:table-cell table:style-name="ce25" table:formula="of:=12*['sim numbers'.L18]*['sim numbers'.L15]/(['sim numbers'.L17]*['sim numbers'.L17])" office:value-type="float" office:value="11.0726643598616" calcext:value-type="float">
            <text:p>1.11E+01</text:p>
          </table:table-cell>
          <table:table-cell table:style-name="ce25"/>
          <table:table-cell table:style-name="ce35" office:value-type="string" calcext:value-type="string">
            <text:p>gX2 (check = g1)</text:p>
          </table:table-cell>
          <table:table-cell table:style-name="ce11" table:formula="of:=12*['sim numbers'.O18]*['sim numbers'.O15]/(['sim numbers'.O17]*['sim numbers'.O17])" office:value-type="float" office:value="0.000000781243559494286" calcext:value-type="float">
            <text:p>7.81E-07</text:p>
          </table:table-cell>
          <table:table-cell table:style-name="ce35" office:value-type="string" calcext:value-type="string">
            <text:p>gX2 (check = g1)</text:p>
          </table:table-cell>
          <table:table-cell table:style-name="ce11" table:formula="of:=12*['sim numbers'.Q18]*['sim numbers'.Q15]/(['sim numbers'.Q17]*['sim numbers'.Q17])" office:value-type="float" office:value="0.000000325666598819459" calcext:value-type="float">
            <text:p>3.26E-07</text:p>
          </table:table-cell>
          <table:table-cell table:style-name="ce11" table:formula="of:=12*['sim numbers'.R18]*['sim numbers'.R15]/(['sim numbers'.R17]*['sim numbers'.R17])" office:value-type="float" office:value="0.000000325666598819459" calcext:value-type="float">
            <text:p>3.26E-07</text:p>
          </table:table-cell>
          <table:table-cell table:style-name="ce11" table:formula="of:=12*['sim numbers'.S18]*['sim numbers'.S15]/(['sim numbers'.S17]*['sim numbers'.S17])" office:value-type="float" office:value="0.000000325666598819459" calcext:value-type="float">
            <text:p>3.26E-07</text:p>
          </table:table-cell>
          <table:table-cell table:style-name="ce11" table:formula="of:=12*['sim numbers'.T18]*['sim numbers'.T15]/(['sim numbers'.T17]*['sim numbers'.T17])" office:value-type="float" office:value="0.00000000260533279055567" calcext:value-type="float">
            <text:p>2.61E-09</text:p>
          </table:table-cell>
          <table:table-cell table:style-name="ce11" table:formula="of:=12*['sim numbers'.U18]*['sim numbers'.U15]/(['sim numbers'.U17]*['sim numbers'.U17])" office:value-type="float" office:value="0.000000325666598819459" calcext:value-type="float">
            <text:p>3.26E-07</text:p>
          </table:table-cell>
          <table:table-cell table:style-name="ce11" table:formula="of:=12*['sim numbers'.V18]*['sim numbers'.V15]/(['sim numbers'.V17]*['sim numbers'.V17])" office:value-type="float" office:value="0.00000000260533279055567" calcext:value-type="float">
            <text:p>2.61E-09</text:p>
          </table:table-cell>
          <table:table-cell/>
          <table:table-cell table:style-name="ce35" office:value-type="string" calcext:value-type="string">
            <text:p>gX2 (check = g1)</text:p>
          </table:table-cell>
          <table:table-cell table:style-name="ce25" table:formula="of:=12*['sim numbers'.Y18]*['sim numbers'.Y15]/(['sim numbers'.Y17]*['sim numbers'.Y17])" office:value-type="float" office:value="0.000000984359861591695" calcext:value-type="float">
            <text:p>9.84E-07</text:p>
          </table:table-cell>
          <table:table-cell table:style-name="ce25"/>
          <table:table-cell table:style-name="ce25" table:formula="of:=12*['sim numbers'.AA18]*['sim numbers'.AA15]/(['sim numbers'.AA17]*['sim numbers'.AA17])" office:value-type="float" office:value="0.00000130266639527783" calcext:value-type="float">
            <text:p>1.30E-06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3"/>
          <table:table-cell table:number-columns-repeated="11"/>
          <table:table-cell table:style-name="ce13"/>
          <table:table-cell table:number-columns-repeated="15"/>
        </table:table-row>
        <table:table-row table:style-name="ro1" table:number-rows-repeated="2">
          <table:table-cell table:number-columns-repeated="13"/>
          <table:table-cell table:style-name="ce13"/>
          <table:table-cell table:number-columns-repeated="15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2">
          <table:table-cell table:number-columns-repeated="15"/>
          <table:table-cell table:style-name="ce38"/>
          <table:table-cell table:number-columns-repeated="13"/>
        </table:table-row>
        <table:table-row table:style-name="ro1">
          <table:table-cell table:style-name="ce3"/>
          <table:table-cell table:number-columns-repeated="15"/>
          <table:table-cell office:value-type="string" calcext:value-type="string">
            <text:p>[U = <text:s/>5.882e-04, Sigma = <text:s/>2.941e-03, g = <text:s text:c="2"/>3.26e-07] </text:p>
          </table:table-cell>
          <table:table-cell table:number-columns-repeated="12"/>
        </table:table-row>
        <table:table-row table:style-name="ro1">
          <table:table-cell table:number-columns-repeated="16"/>
          <table:table-cell office:value-type="string" calcext:value-type="string">
            <text:p>[Re = <text:s text:c="3"/>1.0e-01, Ca = <text:s text:c="2"/>1.00e-02, <text:s/>We = <text:s text:c="2"/>1.00e-03]:</text:p>
          </table:table-cell>
          <table:table-cell table:number-columns-repeated="12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3"/>
          <table:table-cell table:style-name="ce3"/>
          <table:table-cell table:number-columns-repeated="25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25"/>
        </table:table-row>
        <table:table-row table:style-name="ro1">
          <table:table-cell table:number-columns-repeated="16"/>
          <table:table-cell table:style-name="ce13" office:value-type="string" calcext:value-type="string">
            <text:p>[U = <text:s/>5.882e-04, Sigma = <text:s/>2.941e-02, g = <text:s text:c="2"/>3.26e-07] </text:p>
          </table:table-cell>
          <table:table-cell table:number-columns-repeated="12"/>
        </table:table-row>
        <table:table-row table:style-name="ro1">
          <table:table-cell table:number-columns-repeated="16"/>
          <table:table-cell table:style-name="ce13" office:value-type="string" calcext:value-type="string">
            <text:p>[Re = <text:s text:c="3"/>1.0e-01, Ca = <text:s text:c="2"/>1.00e-03, <text:s/>We = <text:s text:c="2"/>1.00e-04]:</text:p>
          </table:table-cell>
          <table:table-cell table:number-columns-repeated="12"/>
        </table:table-row>
        <table:table-row table:style-name="ro1" table:number-rows-repeated="104852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ce12"/>
        <table:table-column table:style-name="co5" table:number-columns-repeated="4" table:default-cell-style-name="ce34"/>
        <table:table-column table:style-name="co16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12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>
            <text:p>dp </text:p>
          </table:table-cell>
          <table:table-cell office:value-type="float" office:value="0.0000167" calcext:value-type="float">
            <text:p>0.0000167</text:p>
          </table:table-cell>
          <table:table-cell table:style-name="ce39" office:value-type="float" office:value="0.0000167" calcext:value-type="float">
            <text:p>0.0000167</text:p>
          </table:table-cell>
          <table:table-cell table:style-name="Default"/>
          <table:table-cell table:style-name="Default" office:value-type="float" office:value="0.0000167" calcext:value-type="float">
            <text:p>0.0000167</text:p>
          </table:table-cell>
          <table:table-cell table:style-name="Default" table:number-columns-repeated="2"/>
          <table:table-cell table:style-name="ce39" office:value-type="float" office:value="0.0001667" calcext:value-type="float">
            <text:p>0.0001667</text:p>
          </table:table-cell>
          <table:table-cell table:style-name="Default" office:value-type="float" office:value="0.0001667" calcext:value-type="float">
            <text:p>0.0001667</text:p>
          </table:table-cell>
          <table:table-cell/>
          <table:table-cell table:number-columns-repeated="2" table:style-name="Default" office:value-type="float" office:value="0.0000417" calcext:value-type="float">
            <text:p>0.0000417</text:p>
          </table:table-cell>
        </table:table-row>
        <table:table-row table:style-name="ro1">
          <table:table-cell/>
          <table:table-cell table:style-name="ce6"/>
          <table:table-cell/>
          <table:table-cell table:style-name="ce39"/>
          <table:table-cell table:style-name="Default" table:number-columns-repeated="4"/>
          <table:table-cell table:style-name="ce39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ho_ai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1" office:value-type="string" calcext:value-type="string">
            <text:p>rho_water</text:p>
          </table:table-cell>
          <table:table-cell table:number-columns-repeated="2" table:style-name="ce5" office:value-type="float" office:value="1" calcext:value-type="float">
            <text:p>1.00E+00</text:p>
          </table:table-cell>
          <table:table-cell table:style-name="Default"/>
          <table:table-cell table:style-name="ce5" office:value-type="float" office:value="1" calcext:value-type="float">
            <text:p>1.00E+00</text:p>
          </table:table-cell>
          <table:table-cell table:style-name="Default" table:number-columns-repeated="2"/>
          <table:table-cell table:number-columns-repeated="2" table:style-name="ce5" office:value-type="float" office:value="1" calcext:value-type="float">
            <text:p>1.00E+00</text:p>
          </table:table-cell>
          <table:table-cell/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number-columns-repeated="2" table:style-name="ce5" office:value-type="float" office:value="128" calcext:value-type="float">
            <text:p>1.28E+02</text:p>
          </table:table-cell>
          <table:table-cell table:style-name="Default"/>
          <table:table-cell table:style-name="ce5" office:value-type="float" office:value="128" calcext:value-type="float">
            <text:p>1.28E+02</text:p>
          </table:table-cell>
          <table:table-cell table:style-name="Default" table:number-columns-repeated="2"/>
          <table:table-cell table:number-columns-repeated="2" table:style-name="ce5" office:value-type="float" office:value="128" calcext:value-type="float">
            <text:p>1.28E+02</text:p>
          </table:table-cell>
          <table:table-cell/>
          <table:table-cell table:style-name="ce5" office:value-type="float" office:value="128" calcext:value-type="float">
            <text:p>1.28E+02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0" calcext:value-type="float">
            <text:p>0.00E+0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tau_water</text:p>
          </table:table-cell>
          <table:table-cell table:number-columns-repeated="2" table:style-name="ce5" office:value-type="float" office:value="3.5" calcext:value-type="float">
            <text:p>3.50E+00</text:p>
          </table:table-cell>
          <table:table-cell table:style-name="Default"/>
          <table:table-cell table:style-name="ce5" office:value-type="float" office:value="3.5" calcext:value-type="float">
            <text:p>3.50E+00</text:p>
          </table:table-cell>
          <table:table-cell table:style-name="Default" table:number-columns-repeated="2"/>
          <table:table-cell table:number-columns-repeated="2" table:style-name="ce5" office:value-type="float" office:value="3.5" calcext:value-type="float">
            <text:p>3.50E+00</text:p>
          </table:table-cell>
          <table:table-cell/>
          <table:table-cell table:style-name="ce5" office:value-type="float" office:value="2" calcext:value-type="float">
            <text:p>2.00E+00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/>
          <table:table-cell table:style-name="ce7" office:value-type="string" calcext:value-type="string">
            <text:p>tau_air</text:p>
          </table:table-cell>
          <table:table-cell table:number-columns-repeated="2" table:style-name="ce5" office:value-type="float" office:value="45.5" calcext:value-type="float">
            <text:p>4.55E+01</text:p>
          </table:table-cell>
          <table:table-cell table:style-name="Default"/>
          <table:table-cell table:style-name="ce5" office:value-type="float" office:value="45.5" calcext:value-type="float">
            <text:p>4.55E+01</text:p>
          </table:table-cell>
          <table:table-cell table:style-name="Default" table:number-columns-repeated="2"/>
          <table:table-cell table:number-columns-repeated="2" table:style-name="ce5" office:value-type="float" office:value="45.5" calcext:value-type="float">
            <text:p>4.55E+01</text:p>
          </table:table-cell>
          <table:table-cell/>
          <table:table-cell table:style-name="ce5" office:value-type="float" office:value="23" calcext:value-type="float">
            <text:p>2.30E+01</text:p>
          </table:table-cell>
          <table:table-cell office:value-type="float" office:value="23" calcext:value-type="float">
            <text:p>2.30E+0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4"/>
          <table:table-cell table:style-name="ce5"/>
          <table:table-cell table:style-name="ce5" office:value-type="float" office:value="1" calcext:value-type="float">
            <text:p>1.00E+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u_const</text:p>
          </table:table-cell>
          <table:table-cell table:style-name="ce5" office:value-type="float" office:value="0.0000784" calcext:value-type="float">
            <text:p>7.84E-05</text:p>
          </table:table-cell>
          <table:table-cell office:value-type="float" office:value="0.0000784" calcext:value-type="float">
            <text:p>7.84E-05</text:p>
          </table:table-cell>
          <table:table-cell/>
          <table:table-cell table:style-name="ce12" office:value-type="float" office:value="0.0000784" calcext:value-type="float">
            <text:p>7.84E-05</text:p>
          </table:table-cell>
          <table:table-cell table:number-columns-repeated="2"/>
          <table:table-cell office:value-type="float" office:value="0.000784" calcext:value-type="float">
            <text:p>7.84E-04</text:p>
          </table:table-cell>
          <table:table-cell table:style-name="ce12" office:value-type="float" office:value="0.000784" calcext:value-type="float">
            <text:p>7.84E-04</text:p>
          </table:table-cell>
          <table:table-cell/>
          <table:table-cell table:number-columns-repeated="2" office:value-type="float" office:value="0.000392" calcext:value-type="float">
            <text:p>3.92E-04</text:p>
          </table:table-cell>
        </table:table-row>
        <table:table-row table:style-name="ro1">
          <table:table-cell/>
          <table:table-cell table:style-name="ce6" office:value-type="string" calcext:value-type="string">
            <text:p>u_max</text:p>
          </table:table-cell>
          <table:table-cell table:style-name="ce5" office:value-type="float" office:value="0.000118" calcext:value-type="float">
            <text:p>1.18E-04</text:p>
          </table:table-cell>
          <table:table-cell office:value-type="float" office:value="0.000118" calcext:value-type="float">
            <text:p>1.18E-04</text:p>
          </table:table-cell>
          <table:table-cell/>
          <table:table-cell table:style-name="ce12" office:value-type="float" office:value="0.000118" calcext:value-type="float">
            <text:p>1.18E-04</text:p>
          </table:table-cell>
          <table:table-cell table:number-columns-repeated="2"/>
          <table:table-cell office:value-type="float" office:value="0.00118" calcext:value-type="float">
            <text:p>1.18E-03</text:p>
          </table:table-cell>
          <table:table-cell table:style-name="ce12" office:value-type="float" office:value="0.00118" calcext:value-type="float">
            <text:p>1.18E-03</text:p>
          </table:table-cell>
          <table:table-cell/>
          <table:table-cell table:number-columns-repeated="2" office:value-type="float" office:value="0.000588" calcext:value-type="float">
            <text:p>5.88E-04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85" calcext:value-type="float">
            <text:p>8.50E+01</text:p>
          </table:table-cell>
          <table:table-cell/>
          <table:table-cell table:style-name="ce12" office:value-type="float" office:value="85" calcext:value-type="float">
            <text:p>8.50E+01</text:p>
          </table:table-cell>
          <table:table-cell table:number-columns-repeated="2"/>
          <table:table-cell office:value-type="float" office:value="85" calcext:value-type="float">
            <text:p>8.50E+01</text:p>
          </table:table-cell>
          <table:table-cell table:style-name="ce12" office:value-type="float" office:value="85" calcext:value-type="float">
            <text:p>8.50E+01</text:p>
          </table:table-cell>
          <table:table-cell/>
          <table:table-cell table:number-columns-repeated="2" office:value-type="float" office:value="85" calcext:value-type="float">
            <text:p>8.50E+01</text:p>
          </table:table-cell>
        </table:table-row>
        <table:table-row table:style-name="ro1">
          <table:table-cell/>
          <table:table-cell table:style-name="ce1" office:value-type="string" calcext:value-type="string">
            <text:p>v_water</text:p>
          </table:table-cell>
          <table:table-cell table:style-name="ce5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table:number-columns-repeated="2" office:value-type="float" office:value="0.5" calcext:value-type="float">
            <text:p>5.00E-01</text:p>
          </table:table-cell>
        </table:table-row>
        <table:table-row table:style-name="ro1">
          <table:table-cell/>
          <table:table-cell table:style-name="ce44" office:value-type="string" calcext:value-type="string">
            <text:p>v_air</text:p>
          </table:table-cell>
          <table:table-cell table:style-name="ce5" office:value-type="float" office:value="15" calcext:value-type="float">
            <text:p>1.50E+01</text:p>
          </table:table-cell>
          <table:table-cell table:style-name="ce47" office:value-type="float" office:value="15" calcext:value-type="float">
            <text:p>1.50E+01</text:p>
          </table:table-cell>
          <table:table-cell/>
          <table:table-cell table:style-name="ce12" office:value-type="float" office:value="15" calcext:value-type="float">
            <text:p>1.50E+01</text:p>
          </table:table-cell>
          <table:table-cell table:number-columns-repeated="2"/>
          <table:table-cell table:style-name="ce47" office:value-type="float" office:value="15" calcext:value-type="float">
            <text:p>1.50E+01</text:p>
          </table:table-cell>
          <table:table-cell table:style-name="ce12" office:value-type="float" office:value="15" calcext:value-type="float">
            <text:p>1.50E+01</text:p>
          </table:table-cell>
          <table:table-cell/>
          <table:table-cell table:number-columns-repeated="2" office:value-type="float" office:value="7.5" calcext:value-type="float">
            <text:p>7.50E+00</text:p>
          </table:table-cell>
        </table:table-row>
        <table:table-row table:style-name="ro1">
          <table:table-cell table:number-columns-repeated="11"/>
          <table:table-cell table:style-name="ce34"/>
          <table:table-cell table:style-name="Default"/>
        </table:table-row>
        <table:table-row table:style-name="ro1">
          <table:table-cell/>
          <table:table-cell table:style-name="ce10" office:value-type="string" calcext:value-type="string">
            <text:p>Surf tension</text:p>
          </table:table-cell>
          <table:table-cell table:style-name="ce5" office:value-type="float" office:value="0.0005" calcext:value-type="float">
            <text:p>5.00E-04</text:p>
          </table:table-cell>
          <table:table-cell office:value-type="float" office:value="0.0005" calcext:value-type="float">
            <text:p>5.00E-04</text:p>
          </table:table-cell>
          <table:table-cell/>
          <table:table-cell table:style-name="ce12" office:value-type="float" office:value="0.0005" calcext:value-type="float">
            <text:p>5.00E-04</text:p>
          </table:table-cell>
          <table:table-cell table:number-columns-repeated="2"/>
          <table:table-cell office:value-type="float" office:value="0.00005" calcext:value-type="float">
            <text:p>5.00E-05</text:p>
          </table:table-cell>
          <table:table-cell table:style-name="ce12" office:value-type="float" office:value="0.0005" calcext:value-type="float">
            <text:p>5.00E-04</text:p>
          </table:table-cell>
          <table:table-cell/>
          <table:table-cell table:number-columns-repeated="2" office:value-type="float" office:value="0.005" calcext:value-type="float">
            <text:p>5.00E-03</text:p>
          </table:table-cell>
        </table:table-row>
        <table:table-row table:style-name="ro1">
          <table:table-cell table:number-columns-repeated="3"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office:value-type="string" calcext:value-type="string">
            <text:p>tau_interpolation</text:p>
          </table:table-cell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34" office:value-type="string" calcext:value-type="string">
            <text:p>Eq 23</text:p>
          </table:table-cell>
          <table:table-cell table:style-name="Default" office:value-type="string" calcext:value-type="string">
            <text:p>Eq 23</text:p>
          </table:table-cell>
        </table:table-row>
        <table:table-row table:style-name="ro1">
          <table:table-cell/>
          <table:table-cell table:style-name="ce37" office:value-type="string" calcext:value-type="string">
            <text:p>Re</text:p>
          </table:table-cell>
          <table:table-cell table:style-name="ce27" office:value-type="float" office:value="0.01" calcext:value-type="float">
            <text:p>1.00E-02</text:p>
          </table:table-cell>
          <table:table-cell table:style-name="ce48" office:value-type="float" office:value="0.01" calcext:value-type="float">
            <text:p>1.00E-02</text:p>
          </table:table-cell>
          <table:table-cell table:style-name="ce13"/>
          <table:table-cell table:style-name="ce27" office:value-type="float" office:value="0.01" calcext:value-type="float">
            <text:p>1.00E-02</text:p>
          </table:table-cell>
          <table:table-cell table:style-name="ce13" table:number-columns-repeated="2"/>
          <table:table-cell table:style-name="ce48" office:value-type="float" office:value="0.1" calcext:value-type="float">
            <text:p>1.00E-01</text:p>
          </table:table-cell>
          <table:table-cell table:style-name="ce27" office:value-type="float" office:value="0.1" calcext:value-type="float">
            <text:p>1.00E-01</text:p>
          </table:table-cell>
          <table:table-cell/>
          <table:table-cell table:number-columns-repeated="2" office:value-type="float" office:value="0.1" calcext:value-type="float">
            <text:p>1.00E-01</text:p>
          </table:table-cell>
        </table:table-row>
        <table:table-row table:style-name="ro1">
          <table:table-cell/>
          <table:table-cell table:style-name="ce32" office:value-type="string" calcext:value-type="string">
            <text:p>We</text:p>
          </table:table-cell>
          <table:table-cell table:style-name="ce27" office:value-type="float" office:value="0.00235" calcext:value-type="float">
            <text:p>2.35E-03</text:p>
          </table:table-cell>
          <table:table-cell table:style-name="ce25" office:value-type="float" office:value="0.00235" calcext:value-type="float">
            <text:p>2.35E-03</text:p>
          </table:table-cell>
          <table:table-cell table:style-name="ce13"/>
          <table:table-cell table:style-name="ce27" office:value-type="float" office:value="0.00235" calcext:value-type="float">
            <text:p>2.35E-03</text:p>
          </table:table-cell>
          <table:table-cell table:style-name="ce13" table:number-columns-repeated="2"/>
          <table:table-cell table:style-name="ce25" office:value-type="float" office:value="2.35" calcext:value-type="float">
            <text:p>2.35E+00</text:p>
          </table:table-cell>
          <table:table-cell table:style-name="ce27" office:value-type="float" office:value="0.235" calcext:value-type="float">
            <text:p>2.35E-01</text:p>
          </table:table-cell>
          <table:table-cell/>
          <table:table-cell table:number-columns-repeated="2" office:value-type="float" office:value="0.00588" calcext:value-type="float">
            <text:p>5.88E-03</text:p>
          </table:table-cell>
        </table:table-row>
        <table:table-row table:style-name="ro1">
          <table:table-cell/>
          <table:table-cell table:style-name="ce33" office:value-type="string" calcext:value-type="string">
            <text:p>Ca</text:p>
          </table:table-cell>
          <table:table-cell table:style-name="ce27" office:value-type="float" office:value="0.235" calcext:value-type="float">
            <text:p>2.35E-01</text:p>
          </table:table-cell>
          <table:table-cell table:style-name="ce25" office:value-type="float" office:value="0.235" calcext:value-type="float">
            <text:p>2.35E-01</text:p>
          </table:table-cell>
          <table:table-cell table:style-name="ce13"/>
          <table:table-cell table:style-name="ce27" office:value-type="float" office:value="0.235" calcext:value-type="float">
            <text:p>2.35E-01</text:p>
          </table:table-cell>
          <table:table-cell table:style-name="ce13" table:number-columns-repeated="2"/>
          <table:table-cell table:style-name="ce25" office:value-type="float" office:value="23.5" calcext:value-type="float">
            <text:p>2.35E+01</text:p>
          </table:table-cell>
          <table:table-cell table:style-name="ce27" office:value-type="float" office:value="2.35" calcext:value-type="float">
            <text:p>2.35E+00</text:p>
          </table:table-cell>
          <table:table-cell/>
          <table:table-cell table:number-columns-repeated="2" office:value-type="float" office:value="0.0588" calcext:value-type="float">
            <text:p>5.88E-02</text:p>
          </table:table-cell>
        </table:table-row>
        <table:table-row table:style-name="ro1">
          <table:table-cell/>
          <table:table-cell table:style-name="ce33" office:value-type="string" calcext:value-type="string">
            <text:p>Eo</text:p>
          </table:table-cell>
          <table:table-cell table:number-columns-repeated="2" table:style-name="ce27" office:value-type="float" office:value="0" calcext:value-type="float">
            <text:p>0.00E+00</text:p>
          </table:table-cell>
          <table:table-cell table:style-name="ce13"/>
          <table:table-cell table:style-name="ce27" office:value-type="float" office:value="0" calcext:value-type="float">
            <text:p>0.00E+00</text:p>
          </table:table-cell>
          <table:table-cell table:style-name="ce13" table:number-columns-repeated="2"/>
          <table:table-cell table:number-columns-repeated="2" table:style-name="ce27" office:value-type="float" office:value="0" calcext:value-type="float">
            <text:p>0.00E+00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0.424" calcext:value-type="float">
            <text:p>4.24E-01</text:p>
          </table:table-cell>
        </table:table-row>
        <table:table-row table:style-name="ro1">
          <table:table-cell/>
          <table:table-cell table:style-name="ce27"/>
          <table:table-cell table:style-name="ce13"/>
          <table:table-cell table:style-name="ce27" office:value-type="string" calcext:value-type="string">
            <text:p>parasitic currents?</text:p>
          </table:table-cell>
          <table:table-cell table:style-name="ce13" table:number-columns-repeated="4"/>
          <table:table-cell table:style-name="ce27" office:value-type="string" calcext:value-type="string">
            <text:p>bubble blow away</text:p>
          </table:table-cell>
          <table:table-cell table:style-name="ce13" office:value-type="string" calcext:value-type="string">
            <text:p>wavy bubble</text:p>
          </table:table-cell>
          <table:table-cell/>
          <table:table-cell table:style-name="ce34" office:value-type="string" calcext:value-type="string">
            <text:p>ok</text:p>
          </table:table-cell>
          <table:table-cell table:style-name="Default" office:value-type="string" calcext:value-type="string">
            <text:p>crashes</text:p>
          </table:table-cell>
        </table:table-row>
        <table:table-row table:style-name="ro1">
          <table:table-cell/>
          <table:table-cell table:style-name="ce33" office:value-type="string" calcext:value-type="string">
            <text:p>v ratio water/air</text:p>
          </table:table-cell>
          <table:table-cell/>
          <table:table-cell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table:number-columns-repeated="2" office:value-type="float" office:value="0.0667" calcext:value-type="float">
            <text:p>6.67E-02</text:p>
          </table:table-cell>
        </table:table-row>
        <table:table-row table:style-name="ro1">
          <table:table-cell/>
          <table:table-cell table:style-name="ce33" office:value-type="string" calcext:value-type="string">
            <text:p>rho <text:s/>ratio water/air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table:style-name="ce12" office:value-type="float" office:value="1" calcext:value-type="float">
            <text:p>1.00E+00</text:p>
          </table:table-cell>
          <table:table-cell table:number-columns-repeated="2"/>
          <table:table-cell office:value-type="float" office:value="1" calcext:value-type="float">
            <text:p>1.00E+00</text:p>
          </table:table-cell>
          <table:table-cell table:style-name="ce12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10" calcext:value-type="float">
            <text:p>1.00E+01</text:p>
          </table:table-cell>
        </table:table-row>
        <table:table-row table:style-name="ro1">
          <table:table-cell/>
          <table:table-cell table:style-name="ce34"/>
          <table:table-cell/>
          <table:table-cell table:style-name="ce11"/>
          <table:table-cell table:number-columns-repeated="4"/>
          <table:table-cell table:style-name="ce11"/>
          <table:table-cell table:number-columns-repeated="2"/>
          <table:table-cell table:style-name="ce34"/>
          <table:table-cell table:style-name="Default"/>
        </table:table-row>
        <table:table-row table:style-name="ro1">
          <table:table-cell/>
          <table:table-cell table:style-name="ce34" office:value-type="string" calcext:value-type="string">
            <text:p>dyn visc ratio water/air</text:p>
          </table:table-cell>
          <table:table-cell/>
          <table:table-cell table:style-name="ce11" office:value-type="float" office:value="0.0667" calcext:value-type="float">
            <text:p>6.67E-02</text:p>
          </table:table-cell>
          <table:table-cell/>
          <table:table-cell table:style-name="ce12" office:value-type="float" office:value="0.0667" calcext:value-type="float">
            <text:p>6.67E-02</text:p>
          </table:table-cell>
          <table:table-cell table:number-columns-repeated="2"/>
          <table:table-cell table:style-name="ce11" office:value-type="float" office:value="0.0667" calcext:value-type="float">
            <text:p>6.67E-02</text:p>
          </table:table-cell>
          <table:table-cell table:style-name="ce12" office:value-type="float" office:value="0.0667" calcext:value-type="float">
            <text:p>6.67E-02</text:p>
          </table:table-cell>
          <table:table-cell/>
          <table:table-cell office:value-type="float" office:value="0.0667" calcext:value-type="float">
            <text:p>6.67E-02</text:p>
          </table:table-cell>
          <table:table-cell office:value-type="float" office:value="0.667" calcext:value-type="float">
            <text:p>6.67E-01</text:p>
          </table:table-cell>
        </table:table-row>
        <table:table-row table:style-name="ro1" table:number-rows-repeated="2">
          <table:table-cell/>
          <table:table-cell table:style-name="ce27"/>
          <table:table-cell table:number-columns-repeated="9"/>
          <table:table-cell table:style-name="ce34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gX1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>
          <table:table-cell/>
          <table:table-cell table:style-name="ce35" office:value-type="string" calcext:value-type="string">
            <text:p>gX2 (check = g1)</text:p>
          </table:table-cell>
          <table:table-cell table:style-name="ce5" office:value-type="float" office:value="0.00000013" calcext:value-type="float">
            <text:p>1.30E-07</text:p>
          </table:table-cell>
          <table:table-cell table:style-name="ce11" office:value-type="float" office:value="0.00000013" calcext:value-type="float">
            <text:p>1.30E-07</text:p>
          </table:table-cell>
          <table:table-cell/>
          <table:table-cell table:style-name="ce12" office:value-type="float" office:value="0.00000013" calcext:value-type="float">
            <text:p>1.30E-07</text:p>
          </table:table-cell>
          <table:table-cell table:number-columns-repeated="2"/>
          <table:table-cell table:style-name="ce11" office:value-type="float" office:value="0.0000013" calcext:value-type="float">
            <text:p>1.30E-06</text:p>
          </table:table-cell>
          <table:table-cell table:style-name="ce12" office:value-type="float" office:value="0.0000013" calcext:value-type="float">
            <text:p>1.30E-06</text:p>
          </table:table-cell>
          <table:table-cell/>
          <table:table-cell table:number-columns-repeated="2" office:value-type="float" office:value="0.000000326" calcext:value-type="float">
            <text:p>3.26E-07</text:p>
          </table:table-cell>
        </table:table-row>
        <table:table-row table:style-name="ro1" table:number-rows-repeated="4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style-name="Default" table:number-columns-repeated="2"/>
        </table:table-row>
      </table:table>
      <table:table table:name="Sheet3" table:style-name="ta1"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NMovingWallForce</text:p>
          </table:table-cell>
          <table:table-cell office:value-type="string" calcext:value-type="string">
            <text:p>NMovingWallForce_si</text:p>
          </table:table-cell>
          <table:table-cell office:value-type="string" calcext:value-type="string">
            <text:p>NMovingWallPower</text:p>
          </table:table-cell>
          <table:table-cell office:value-type="string" calcext:value-type="string">
            <text:p>NMovingWallPower_si</text:p>
          </table:table-cell>
          <table:table-cell office:value-type="string" calcext:value-type="string">
            <text:p>WallForceMeasure</text:p>
          </table:table-cell>
          <table:table-cell office:value-type="string" calcext:value-type="string">
            <text:p>WallForceMeasure_si</text:p>
          </table:table-cell>
          <table:table-cell office:value-type="string" calcext:value-type="string">
            <text:p>CountCells</text:p>
          </table:table-cell>
          <table:table-cell office:value-type="string" calcext:value-type="string">
            <text:p>CountCells_si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1595241256464" calcext:value-type="float">
            <text:p>1.595241256464E-05</text:p>
          </table:table-cell>
          <table:table-cell table:number-columns-repeated="2" office:value-type="float" office:value="0.000000001595241256464" calcext:value-type="float">
            <text:p>1.595241256464E-09</text:p>
          </table:table-cell>
          <table:table-cell table:number-columns-repeated="2" office:value-type="float" office:value="-0.0013226983916234" calcext:value-type="float">
            <text:p>-0.0013226984</text:p>
          </table:table-cell>
          <table:table-cell table:number-columns-repeated="2" office:value-type="float" office:value="0.00000000017206963582933" calcext:value-type="float">
            <text:p>1.7206963582933E-1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11282288141047" calcext:value-type="float">
            <text:p>1.1282288141047E-05</text:p>
          </table:table-cell>
          <table:table-cell table:number-columns-repeated="2" office:value-type="float" office:value="0.0000000011282288141047" calcext:value-type="float">
            <text:p>1.1282288141047E-09</text:p>
          </table:table-cell>
          <table:table-cell table:number-columns-repeated="2" office:value-type="float" office:value="-0.0013258118079058" calcext:value-type="float">
            <text:p>-0.0013258118</text:p>
          </table:table-cell>
          <table:table-cell table:number-columns-repeated="2" office:value-type="float" office:value="0.00000005250088314516" calcext:value-type="float">
            <text:p>5.250088314516E-0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92119254017253" calcext:value-type="float">
            <text:p>9.2119254017253E-06</text:p>
          </table:table-cell>
          <table:table-cell table:number-columns-repeated="2" office:value-type="float" office:value="0.00000000092119254017252" calcext:value-type="float">
            <text:p>9.2119254017252E-10</text:p>
          </table:table-cell>
          <table:table-cell table:number-columns-repeated="2" office:value-type="float" office:value="-0.001327192049732" calcext:value-type="float">
            <text:p>-0.001327192</text:p>
          </table:table-cell>
          <table:table-cell table:number-columns-repeated="2" office:value-type="float" office:value="0.00000032353084446923" calcext:value-type="float">
            <text:p>3.2353084446923E-0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79778547727044" calcext:value-type="float">
            <text:p>7.9778547727044E-06</text:p>
          </table:table-cell>
          <table:table-cell table:number-columns-repeated="2" office:value-type="float" office:value="0.00000000079778547727044" calcext:value-type="float">
            <text:p>7.9778547727044E-10</text:p>
          </table:table-cell>
          <table:table-cell table:number-columns-repeated="2" office:value-type="float" office:value="-0.0013280147634847" calcext:value-type="float">
            <text:p>-0.0013280148</text:p>
          </table:table-cell>
          <table:table-cell table:number-columns-repeated="2" office:value-type="float" office:value="0.00000076968524666965" calcext:value-type="float">
            <text:p>7.6968524666965E-0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71366415177979" calcext:value-type="float">
            <text:p>7.1366415177979E-06</text:p>
          </table:table-cell>
          <table:table-cell table:number-columns-repeated="2" office:value-type="float" office:value="0.00000000071366415177979" calcext:value-type="float">
            <text:p>7.1366415177979E-10</text:p>
          </table:table-cell>
          <table:table-cell table:number-columns-repeated="2" office:value-type="float" office:value="-0.0013285755723213" calcext:value-type="float">
            <text:p>-0.0013285756</text:p>
          </table:table-cell>
          <table:table-cell table:number-columns-repeated="2" office:value-type="float" office:value="0.0000012623451924486" calcext:value-type="float">
            <text:p>1.2623451924486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65183305056397" calcext:value-type="float">
            <text:p>6.5183305056397E-06</text:p>
          </table:table-cell>
          <table:table-cell table:number-columns-repeated="2" office:value-type="float" office:value="0.00000000065183305056398" calcext:value-type="float">
            <text:p>6.5183305056398E-10</text:p>
          </table:table-cell>
          <table:table-cell table:number-columns-repeated="2" office:value-type="float" office:value="-0.0013289877796628" calcext:value-type="float">
            <text:p>-0.0013289878</text:p>
          </table:table-cell>
          <table:table-cell table:number-columns-repeated="2" office:value-type="float" office:value="0.0000017263772160805" calcext:value-type="float">
            <text:p>1.7263772160805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6043061668824" calcext:value-type="float">
            <text:p>6.043061668824E-06</text:p>
          </table:table-cell>
          <table:table-cell table:number-columns-repeated="2" office:value-type="float" office:value="0.0000000006043061668824" calcext:value-type="float">
            <text:p>6.043061668824E-10</text:p>
          </table:table-cell>
          <table:table-cell table:number-columns-repeated="2" office:value-type="float" office:value="-0.001329304625554" calcext:value-type="float">
            <text:p>-0.0013293046</text:p>
          </table:table-cell>
          <table:table-cell table:number-columns-repeated="2" office:value-type="float" office:value="0.0000021333144681321" calcext:value-type="float">
            <text:p>2.1333144681321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56680065599994" calcext:value-type="float">
            <text:p>0.000005668</text:p>
          </table:table-cell>
          <table:table-cell table:number-columns-repeated="2" office:value-type="float" office:value="0.00000000056680065599993" calcext:value-type="float">
            <text:p>5.6680065599993E-10</text:p>
          </table:table-cell>
          <table:table-cell table:number-columns-repeated="2" office:value-type="float" office:value="-0.0013295546622932" calcext:value-type="float">
            <text:p>-0.0013295547</text:p>
          </table:table-cell>
          <table:table-cell table:number-columns-repeated="2" office:value-type="float" office:value="0.0000024780229987897" calcext:value-type="float">
            <text:p>0.00000247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53675857993048" calcext:value-type="float">
            <text:p>5.3675857993048E-06</text:p>
          </table:table-cell>
          <table:table-cell table:number-columns-repeated="2" office:value-type="float" office:value="0.00000000053675857993047" calcext:value-type="float">
            <text:p>5.3675857993047E-10</text:p>
          </table:table-cell>
          <table:table-cell table:number-columns-repeated="2" office:value-type="float" office:value="-0.0013297549428003" calcext:value-type="float">
            <text:p>-0.0013297549</text:p>
          </table:table-cell>
          <table:table-cell table:number-columns-repeated="2" office:value-type="float" office:value="0.0000027649172132044" calcext:value-type="float">
            <text:p>2.7649172132044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51249771725949" calcext:value-type="float">
            <text:p>0.000005125</text:p>
          </table:table-cell>
          <table:table-cell table:number-columns-repeated="2" office:value-type="float" office:value="0.00000000051249771725949" calcext:value-type="float">
            <text:p>5.1249771725949E-10</text:p>
          </table:table-cell>
          <table:table-cell table:number-columns-repeated="2" office:value-type="float" office:value="-0.0013299166818848" calcext:value-type="float">
            <text:p>-0.0013299167</text:p>
          </table:table-cell>
          <table:table-cell table:number-columns-repeated="2" office:value-type="float" office:value="0.0000030015025165322" calcext:value-type="float">
            <text:p>3.0015025165322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9281875457432" calcext:value-type="float">
            <text:p>4.9281875457432E-06</text:p>
          </table:table-cell>
          <table:table-cell table:number-columns-repeated="2" office:value-type="float" office:value="0.00000000049281875457432" calcext:value-type="float">
            <text:p>4.9281875457432E-10</text:p>
          </table:table-cell>
          <table:table-cell table:number-columns-repeated="2" office:value-type="float" office:value="-0.0013300478749694" calcext:value-type="float">
            <text:p>-0.0013300479</text:p>
          </table:table-cell>
          <table:table-cell table:number-columns-repeated="2" office:value-type="float" office:value="0.0000031956473084269" calcext:value-type="float">
            <text:p>3.1956473084269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7681572683614" calcext:value-type="float">
            <text:p>4.7681572683614E-06</text:p>
          </table:table-cell>
          <table:table-cell table:number-columns-repeated="2" office:value-type="float" office:value="0.00000000047681572683614" calcext:value-type="float">
            <text:p>4.7681572683614E-10</text:p>
          </table:table-cell>
          <table:table-cell table:number-columns-repeated="2" office:value-type="float" office:value="-0.0013301545618209" calcext:value-type="float">
            <text:p>-0.0013301546</text:p>
          </table:table-cell>
          <table:table-cell table:number-columns-repeated="2" office:value-type="float" office:value="0.0000033545449474657" calcext:value-type="float">
            <text:p>3.3545449474657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6378170134063" calcext:value-type="float">
            <text:p>4.6378170134063E-06</text:p>
          </table:table-cell>
          <table:table-cell table:number-columns-repeated="2" office:value-type="float" office:value="0.00000000046378170134063" calcext:value-type="float">
            <text:p>4.6378170134063E-10</text:p>
          </table:table-cell>
          <table:table-cell table:number-columns-repeated="2" office:value-type="float" office:value="-0.0013302414553242" calcext:value-type="float">
            <text:p>-0.0013302415</text:p>
          </table:table-cell>
          <table:table-cell table:number-columns-repeated="2" office:value-type="float" office:value="0.0000034844084612106" calcext:value-type="float">
            <text:p>3.4844084612106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531553170128" calcext:value-type="float">
            <text:p>4.531553170128E-06</text:p>
          </table:table-cell>
          <table:table-cell table:number-columns-repeated="2" office:value-type="float" office:value="0.00000000045315531701279" calcext:value-type="float">
            <text:p>4.5315531701279E-10</text:p>
          </table:table-cell>
          <table:table-cell table:number-columns-repeated="2" office:value-type="float" office:value="-0.0013303122978864" calcext:value-type="float">
            <text:p>-0.0013303123</text:p>
          </table:table-cell>
          <table:table-cell table:number-columns-repeated="2" office:value-type="float" office:value="0.0000035904611741832" calcext:value-type="float">
            <text:p>3.5904611741832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4448756196327" calcext:value-type="float">
            <text:p>4.4448756196327E-06</text:p>
          </table:table-cell>
          <table:table-cell table:number-columns-repeated="2" office:value-type="float" office:value="0.00000000044448756196327" calcext:value-type="float">
            <text:p>4.4448756196327E-10</text:p>
          </table:table-cell>
          <table:table-cell table:number-columns-repeated="2" office:value-type="float" office:value="-0.0013303700829201" calcext:value-type="float">
            <text:p>-0.0013303701</text:p>
          </table:table-cell>
          <table:table-cell table:number-columns-repeated="2" office:value-type="float" office:value="0.0000036770323118748" calcext:value-type="float">
            <text:p>0.00000367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3741645859089" calcext:value-type="float">
            <text:p>4.3741645859089E-06</text:p>
          </table:table-cell>
          <table:table-cell table:number-columns-repeated="2" office:value-type="float" office:value="0.00000000043741645859089" calcext:value-type="float">
            <text:p>4.3741645859089E-10</text:p>
          </table:table-cell>
          <table:table-cell table:number-columns-repeated="2" office:value-type="float" office:value="-0.0013304172236092" calcext:value-type="float">
            <text:p>-0.0013304172</text:p>
          </table:table-cell>
          <table:table-cell table:number-columns-repeated="2" office:value-type="float" office:value="0.0000037476859096773" calcext:value-type="float">
            <text:p>3.7476859096773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3164815339764" calcext:value-type="float">
            <text:p>4.3164815339764E-06</text:p>
          </table:table-cell>
          <table:table-cell table:number-columns-repeated="2" office:value-type="float" office:value="0.00000000043164815339763" calcext:value-type="float">
            <text:p>4.3164815339763E-10</text:p>
          </table:table-cell>
          <table:table-cell table:number-columns-repeated="2" office:value-type="float" office:value="-0.0013304556789772" calcext:value-type="float">
            <text:p>-0.0013304557</text:p>
          </table:table-cell>
          <table:table-cell table:number-columns-repeated="2" office:value-type="float" office:value="0.0000038053412030334" calcext:value-type="float">
            <text:p>3.8053412030334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2694298815719" calcext:value-type="float">
            <text:p>4.2694298815719E-06</text:p>
          </table:table-cell>
          <table:table-cell table:number-columns-repeated="2" office:value-type="float" office:value="0.00000000042694298815719" calcext:value-type="float">
            <text:p>4.2694298815719E-10</text:p>
          </table:table-cell>
          <table:table-cell table:number-columns-repeated="2" office:value-type="float" office:value="-0.0013304870467455" calcext:value-type="float">
            <text:p>-0.001330487</text:p>
          </table:table-cell>
          <table:table-cell table:number-columns-repeated="2" office:value-type="float" office:value="0.00000385238700068" calcext:value-type="float">
            <text:p>3.85238700068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2310462618062" calcext:value-type="float">
            <text:p>0.000004231</text:p>
          </table:table-cell>
          <table:table-cell table:number-columns-repeated="2" office:value-type="float" office:value="0.00000000042310462618062" calcext:value-type="float">
            <text:p>4.2310462618062E-10</text:p>
          </table:table-cell>
          <table:table-cell table:number-columns-repeated="2" office:value-type="float" office:value="-0.0013305126358253" calcext:value-type="float">
            <text:p>-0.0013305126</text:p>
          </table:table-cell>
          <table:table-cell table:number-columns-repeated="2" office:value-type="float" office:value="0.000003890773864809" calcext:value-type="float">
            <text:p>3.890773864809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997307936833" calcext:value-type="float">
            <text:p>4.1997307936833E-06</text:p>
          </table:table-cell>
          <table:table-cell table:number-columns-repeated="2" office:value-type="float" office:value="0.00000000041997307936832" calcext:value-type="float">
            <text:p>4.1997307936832E-10</text:p>
          </table:table-cell>
          <table:table-cell table:number-columns-repeated="2" office:value-type="float" office:value="-0.0013305335128041" calcext:value-type="float">
            <text:p>-0.0013305335</text:p>
          </table:table-cell>
          <table:table-cell table:number-columns-repeated="2" office:value-type="float" office:value="0.0000039220944926203" calcext:value-type="float">
            <text:p>3.9220944926203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741770355952" calcext:value-type="float">
            <text:p>4.1741770355952E-06</text:p>
          </table:table-cell>
          <table:table-cell table:number-columns-repeated="2" office:value-type="float" office:value="0.00000000041741770355952" calcext:value-type="float">
            <text:p>4.1741770355952E-10</text:p>
          </table:table-cell>
          <table:table-cell table:number-columns-repeated="2" office:value-type="float" office:value="-0.0013305505486428" calcext:value-type="float">
            <text:p>-0.0013305505</text:p>
          </table:table-cell>
          <table:table-cell table:number-columns-repeated="2" office:value-type="float" office:value="0.0000039476497264767" calcext:value-type="float">
            <text:p>3.9476497264767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533251080115" calcext:value-type="float">
            <text:p>4.1533251080115E-06</text:p>
          </table:table-cell>
          <table:table-cell table:number-columns-repeated="2" office:value-type="float" office:value="0.00000000041533251080115" calcext:value-type="float">
            <text:p>4.1533251080115E-10</text:p>
          </table:table-cell>
          <table:table-cell table:number-columns-repeated="2" office:value-type="float" office:value="-0.0013305644499278" calcext:value-type="float">
            <text:p>-0.0013305644</text:p>
          </table:table-cell>
          <table:table-cell table:number-columns-repeated="2" office:value-type="float" office:value="0.0000039685001024259" calcext:value-type="float">
            <text:p>3.9685001024259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363110904753" calcext:value-type="float">
            <text:p>4.1363110904753E-06</text:p>
          </table:table-cell>
          <table:table-cell table:number-columns-repeated="2" office:value-type="float" office:value="0.00000000041363110904754" calcext:value-type="float">
            <text:p>4.1363110904754E-10</text:p>
          </table:table-cell>
          <table:table-cell table:number-columns-repeated="2" office:value-type="float" office:value="-0.0013305757926062" calcext:value-type="float">
            <text:p>-0.0013305758</text:p>
          </table:table-cell>
          <table:table-cell table:number-columns-repeated="2" office:value-type="float" office:value="0.000003985512639159" calcext:value-type="float">
            <text:p>3.985512639159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224295328527" calcext:value-type="float">
            <text:p>4.1224295328527E-06</text:p>
          </table:table-cell>
          <table:table-cell table:number-columns-repeated="2" office:value-type="float" office:value="0.00000000041224295328526" calcext:value-type="float">
            <text:p>4.1224295328526E-10</text:p>
          </table:table-cell>
          <table:table-cell table:number-columns-repeated="2" office:value-type="float" office:value="-0.001330585046978" calcext:value-type="float">
            <text:p>-0.001330585</text:p>
          </table:table-cell>
          <table:table-cell table:number-columns-repeated="2" office:value-type="float" office:value="0.0000039993929566857" calcext:value-type="float">
            <text:p>3.9993929566857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111055507847" calcext:value-type="float">
            <text:p>4.1111055507847E-06</text:p>
          </table:table-cell>
          <table:table-cell table:number-columns-repeated="2" office:value-type="float" office:value="0.00000000041111055507847" calcext:value-type="float">
            <text:p>4.1111055507847E-10</text:p>
          </table:table-cell>
          <table:table-cell table:number-columns-repeated="2" office:value-type="float" office:value="-0.0013305925962993" calcext:value-type="float">
            <text:p>-0.0013305926</text:p>
          </table:table-cell>
          <table:table-cell table:number-columns-repeated="2" office:value-type="float" office:value="0.0000040107183350407" calcext:value-type="float">
            <text:p>4.0107183350407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1018659668239" calcext:value-type="float">
            <text:p>4.1018659668239E-06</text:p>
          </table:table-cell>
          <table:table-cell table:number-columns-repeated="2" office:value-type="float" office:value="0.00000000041018659668239" calcext:value-type="float">
            <text:p>4.1018659668239E-10</text:p>
          </table:table-cell>
          <table:table-cell table:number-columns-repeated="2" office:value-type="float" office:value="-0.001330598756022" calcext:value-type="float">
            <text:p>-0.0013305988</text:p>
          </table:table-cell>
          <table:table-cell table:number-columns-repeated="2" office:value-type="float" office:value="0.0000040199588682466" calcext:value-type="float">
            <text:p>0.0000040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0943280818828" calcext:value-type="float">
            <text:p>4.0943280818828E-06</text:p>
          </table:table-cell>
          <table:table-cell table:number-columns-repeated="2" office:value-type="float" office:value="0.00000000040943280818828" calcext:value-type="float">
            <text:p>4.0943280818828E-10</text:p>
          </table:table-cell>
          <table:table-cell table:number-columns-repeated="2" office:value-type="float" office:value="-0.0013306037812786" calcext:value-type="float">
            <text:p>-0.0013306038</text:p>
          </table:table-cell>
          <table:table-cell table:number-columns-repeated="2" office:value-type="float" office:value="0.0000040274981367181" calcext:value-type="float">
            <text:p>4.0274981367181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088176682532" calcext:value-type="float">
            <text:p>4.088176682532E-06</text:p>
          </table:table-cell>
          <table:table-cell table:number-columns-repeated="2" office:value-type="float" office:value="0.00000000040881766825321" calcext:value-type="float">
            <text:p>4.0881766825321E-10</text:p>
          </table:table-cell>
          <table:table-cell table:number-columns-repeated="2" office:value-type="float" office:value="-0.0013306078822115" calcext:value-type="float">
            <text:p>-0.0013306079</text:p>
          </table:table-cell>
          <table:table-cell table:number-columns-repeated="2" office:value-type="float" office:value="0.0000040336497840893" calcext:value-type="float">
            <text:p>4.0336497840893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0831576091358" calcext:value-type="float">
            <text:p>4.0831576091358E-06</text:p>
          </table:table-cell>
          <table:table-cell table:number-columns-repeated="2" office:value-type="float" office:value="0.00000000040831576091357" calcext:value-type="float">
            <text:p>4.0831576091357E-10</text:p>
          </table:table-cell>
          <table:table-cell table:number-columns-repeated="2" office:value-type="float" office:value="-0.0013306112282604" calcext:value-type="float">
            <text:p>-0.0013306112</text:p>
          </table:table-cell>
          <table:table-cell table:number-columns-repeated="2" office:value-type="float" office:value="0.0000040386685263125" calcext:value-type="float">
            <text:p>4.0386685263125E-0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.0000040790625551609" calcext:value-type="float">
            <text:p>4.0790625551609E-06</text:p>
          </table:table-cell>
          <table:table-cell table:number-columns-repeated="2" office:value-type="float" office:value="0.00000000040790625551609" calcext:value-type="float">
            <text:p>4.0790625551609E-10</text:p>
          </table:table-cell>
          <table:table-cell table:number-columns-repeated="2" office:value-type="float" office:value="-0.0013306139582964" calcext:value-type="float">
            <text:p>-0.001330614</text:p>
          </table:table-cell>
          <table:table-cell table:number-columns-repeated="2" office:value-type="float" office:value="0.0000040427638053652" calcext:value-type="float">
            <text:p>4.0427638053652E-0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2:40:46.856999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0:11.271977919</meta:creation-date>
    <dc:date>2018-04-06T13:00:09.141919030</dc:date>
    <meta:editing-duration>P1DT14H39M16S</meta:editing-duration>
    <meta:editing-cycles>39</meta:editing-cycles>
    <meta:generator>LibreOffice/5.1.6.2$Linux_X86_64 LibreOffice_project/10m0$Build-2</meta:generator>
    <meta:document-statistic meta:table-count="3" meta:cell-count="839" meta:object-count="0"/>
  </office:meta>
</office:document-meta>
</file>